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5CA00000518B299B55AD988A3DF.png" manifest:media-type="image/png"/>
  <manifest:file-entry manifest:full-path="Pictures/1000000000000303000001D9A434330D906CCE02.png" manifest:media-type="image/png"/>
  <manifest:file-entry manifest:full-path="Pictures/1000020100000199000000CBA833D0C505C2DFBF.png" manifest:media-type="image/png"/>
  <manifest:file-entry manifest:full-path="Pictures/1000000000000020000000204B249CA79A42C6D7.png" manifest:media-type="image/png"/>
  <manifest:file-entry manifest:full-path="Pictures/10032FC600002A44000014F0C7DC975DE629B28F.svg" manifest:media-type="image/svg+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style:repeat="repeat"/>
    </style:style>
    <style:style style:name="dp2" style:family="drawing-page"/>
    <style:style style:name="dp3" style:family="drawing-page">
      <style:drawing-page-properties draw:fill="solid" draw:fill-color="#000000"/>
    </style:style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1.023cm"/>
    </style:style>
    <style:style style:name="gr3" style:family="graphic" style:parent-style-name="standard">
      <style:graphic-properties draw:stroke="none" svg:stroke-color="#000000" draw:fill="none" draw:fill-color="#ffffff" fo:min-height="1.29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1.297cm" fo:min-width="0.86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8.132cm" fo:min-width="3.7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49cm" fo:min-width="1.2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209cm" fo:min-width="1.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43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.782cm" fo:min-width="4.199cm"/>
    </style:style>
    <style:style style:name="gr10" style:family="graphic" style:parent-style-name="standard">
      <style:graphic-properties draw:stroke="none" draw:fill="none" fo:min-height="1.7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12" style:family="graphic" style:parent-style-name="standard">
      <style:graphic-properties svg:stroke-color="#ff0000" draw:textarea-vertical-align="middl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1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2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3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4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5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6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7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8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9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0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1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2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3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4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5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6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7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8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9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0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1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2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3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4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5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66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7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8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9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0" style:family="graphic" style:parent-style-name="standard">
      <style:graphic-properties draw:stroke="none" svg:stroke-color="#000000" draw:fill="none" draw:fill-color="#ffffff" fo:min-height="0.865cm"/>
      <style:paragraph-properties style:writing-mode="lr-tb"/>
    </style:style>
    <style:style style:name="gr71" style:family="graphic" style:parent-style-name="objectwithoutfill">
      <style:graphic-properties draw:fill="solid" draw:textarea-vertical-align="middle"/>
      <style:paragraph-properties style:writing-mode="lr-tb"/>
    </style:style>
    <style:style style:name="gr72" style:family="graphic" style:parent-style-name="objectwithoutfill">
      <style:graphic-properties svg:stroke-color="#ff0000" draw:fill="solid" draw:fill-color="#ff0000" draw:textarea-vertical-align="middle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fo:min-height="1.071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fo:min-height="1.889cm"/>
      <style:paragraph-properties style:writing-mode="lr-tb"/>
    </style:style>
    <style:style style:name="gr7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6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77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8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9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0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1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2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3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4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5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6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7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8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9" style:family="graphic" style:parent-style-name="standard">
      <style:graphic-properties draw:stroke="none" svg:stroke-color="#000000" draw:fill="none" draw:fill-color="#ffffff" fo:min-height="0.402cm"/>
      <style:paragraph-properties style:writing-mode="lr-tb"/>
    </style:style>
    <style:style style:name="gr90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1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2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3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4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5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6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7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8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9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0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1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2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3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  <style:paragraph-properties style:writing-mode="lr-tb"/>
    </style:style>
    <style:style style:name="gr104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5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6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7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8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9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0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1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2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3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4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5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6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7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8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9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0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1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2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3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261cm, 0.895cm, 0.562cm, 0.612cm)" draw:image-opacity="100%" style:mirror="none"/>
    </style:style>
    <style:style style:name="gr125" style:family="graphic" style:parent-style-name="standard">
      <style:graphic-properties draw:stroke="none" svg:stroke-color="#000000" draw:fill="none" draw:fill-color="#ffffff" fo:min-height="0.461cm"/>
      <style:paragraph-properties style:writing-mode="lr-tb"/>
    </style:style>
    <style:style style:name="gr1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856cm, 0.643cm, 1.118cm, 0.812cm)" draw:image-opacity="100%" style:mirror="none"/>
    </style:style>
    <style:style style:name="gr127" style:family="graphic" style:parent-style-name="standard">
      <style:graphic-properties draw:stroke="none" svg:stroke-color="#000000" draw:fill="none" draw:fill-color="#ffffff" fo:min-height="0.512cm"/>
      <style:paragraph-properties style:writing-mode="lr-tb"/>
    </style:style>
    <style:style style:name="gr128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9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0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1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2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3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4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5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6" style:family="graphic" style:parent-style-name="standard">
      <style:graphic-properties draw:textarea-horizontal-align="justify" draw:textarea-vertical-align="middle" draw:auto-grow-height="false" fo:min-height="1.934cm" fo:min-width="3.563cm"/>
    </style:style>
    <style:style style:name="gr137" style:family="graphic" style:parent-style-name="standard">
      <style:graphic-properties draw:stroke="none" svg:stroke-color="#000000" draw:fill="none" draw:fill-color="#ffffff" fo:min-height="0.356cm"/>
      <style:paragraph-properties style:writing-mode="lr-tb"/>
    </style:style>
    <style:style style:name="gr138" style:family="graphic" style:parent-style-name="standard">
      <style:graphic-properties svg:stroke-width="0.051cm" draw:marker-start-width="0.279cm" draw:marker-end-width="0.279cm" draw:fill-color="#000000" draw:textarea-horizontal-align="justify" draw:textarea-vertical-align="middle" draw:auto-grow-height="false" fo:min-height="9.148cm" fo:min-width="15.069cm" fo:padding-top="0.151cm" fo:padding-bottom="0.151cm" fo:padding-left="0.276cm" fo:padding-right="0.276cm"/>
    </style:style>
    <style:style style:name="gr139" style:family="graphic" style:parent-style-name="standard">
      <style:graphic-properties draw:textarea-horizontal-align="justify" draw:textarea-vertical-align="middle" draw:auto-grow-height="false" fo:min-height="6.303cm" fo:min-width="4.529cm"/>
    </style:style>
    <style:style style:name="gr140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1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2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3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4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5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6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7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8" style:family="graphic" style:parent-style-name="standard" style:list-style-name="L2">
      <style:graphic-properties draw:stroke="solid" svg:stroke-width="0cm" svg:stroke-color="#ff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9" style:family="graphic" style:parent-style-name="objectwithoutfill">
      <style:graphic-properties draw:marker-start="" draw:marker-start-center="true" draw:marker-end="Circle" draw:marker-end-center="true" draw:fill="solid" draw:textarea-vertical-align="middle"/>
    </style:style>
    <style:style style:name="gr150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51" style:family="graphic" style:parent-style-name="standard">
      <style:graphic-properties draw:marker-end="Circle" draw:marker-end-center="true" svg:stroke-linecap="round" draw:textarea-vertical-align="middle"/>
    </style:style>
    <style:style style:name="gr152" style:family="graphic" style:parent-style-name="standard">
      <style:graphic-properties draw:marker-end="Circle" draw:marker-end-center="true" draw:textarea-vertical-align="middle"/>
    </style:style>
    <style:style style:name="gr153" style:family="graphic" style:parent-style-name="objectwithoutfill">
      <style:graphic-properties draw:marker-end="Circle" draw:marker-end-center="true" draw:fill="solid" draw:textarea-vertical-align="middle"/>
    </style:style>
    <style:style style:name="gr154" style:family="graphic" style:parent-style-name="standard">
      <style:graphic-properties draw:stroke="none" svg:stroke-color="#000000" draw:fill="none" draw:fill-color="#ffffff" fo:min-height="1.10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writing-mode="lr-tb"/>
    </style:style>
    <style:style style:name="P7" style:family="paragraph"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1pt" style:font-size-asian="18pt" style:font-size-complex="18pt"/>
    </style:style>
    <style:style style:name="P9" style:family="paragraph">
      <style:paragraph-properties fo:text-align="end" style:writing-mode="lr-tb">
        <style:tab-stops/>
      </style:paragraph-properties>
    </style:style>
    <style:style style:name="P10" style:family="paragraph">
      <loext:graphic-properties draw:fill="none" draw:fill-color="#ffffff"/>
      <style:paragraph-properties fo:text-align="end" style:writing-mode="lr-tb">
        <style:tab-stops/>
      </style:paragraph-properties>
      <style:text-properties fo:font-size="11pt" style:font-size-asian="18pt" style:font-size-complex="18pt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none"/>
      <style:paragraph-properties fo:text-align="end" style:writing-mode="lr-tb"/>
    </style:style>
    <style:style style:name="P13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14" style:family="paragraph">
      <loext:graphic-properties draw:fill="none" draw:fill-color="#ffffff"/>
      <style:paragraph-properties style:writing-mode="lr-tb"/>
      <style:text-properties fo:font-size="9pt" style:font-size-asian="18pt" style:font-size-complex="18pt"/>
    </style:style>
    <style:style style:name="P1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/>
    </style:style>
    <style:style style:name="P18" style:family="paragraph">
      <loext:graphic-properties draw:fill="solid"/>
      <style:paragraph-properties fo:text-align="center" style:writing-mode="lr-tb"/>
    </style:style>
    <style:style style:name="P19" style:family="paragraph">
      <loext:graphic-properties draw:fill="solid" draw:fill-color="#ff0000"/>
      <style:paragraph-properties fo:text-align="center" style:writing-mode="lr-tb"/>
      <style:text-properties fo:color="#ff0000" fo:font-size="8pt" style:font-size-asian="18pt" style:font-size-complex="18pt"/>
    </style:style>
    <style:style style:name="P20" style:family="paragraph">
      <style:text-properties fo:font-size="24pt" style:font-size-asian="18pt" style:font-size-complex="18pt"/>
    </style:style>
    <style:style style:name="P21" style:family="paragraph">
      <loext:graphic-properties draw:fill="none" draw:fill-color="#ffffff"/>
      <style:text-properties fo:font-size="24pt" style:font-size-asian="18pt" style:font-size-complex="18pt"/>
    </style:style>
    <style:style style:name="P22" style:family="paragraph">
      <loext:graphic-properties draw:fill="none" draw:fill-color="#ffffff"/>
    </style:style>
    <style:style style:name="P23" style:family="paragraph">
      <style:text-properties style:text-underline-style="solid" style:text-underline-width="auto" style:text-underline-color="font-color"/>
    </style:style>
    <style:style style:name="P24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25" style:family="paragraph">
      <style:text-properties style:text-underline-style="solid" style:text-underline-width="auto" style:text-underline-color="font-color" style:font-size-asian="18pt" style:font-size-complex="18pt"/>
    </style:style>
    <style:style style:name="P26" style:family="paragraph">
      <loext:graphic-properties draw:fill="none" draw:fill-color="#ffffff"/>
      <style:text-properties style:text-underline-style="solid" style:text-underline-width="auto" style:text-underline-color="font-color" style:font-size-asian="18pt" style:font-size-complex="18pt"/>
    </style:style>
    <style:style style:name="P27" style:family="paragraph">
      <loext:graphic-properties draw:fill-color="#000000"/>
      <style:paragraph-properties fo:text-align="center"/>
    </style:style>
    <style:style style:name="P28" style:family="paragraph">
      <style:paragraph-properties fo:text-align="center"/>
      <style:text-properties fo:font-size="11pt" style:text-underline-style="solid" style:text-underline-width="auto" style:text-underline-color="font-color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1pt" style:text-underline-style="solid" style:text-underline-width="auto" style:text-underline-color="font-color" style:font-size-asian="18pt" style:font-size-complex="18pt"/>
    </style:style>
    <style:style style:name="P30" style:family="paragraph">
      <style:paragraph-properties fo:text-align="center"/>
      <style:text-properties fo:font-size="14pt" style:font-size-asian="18pt" style:font-size-complex="18pt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4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9pt" style:font-size-asian="18pt" style:font-size-complex="18pt"/>
    </style:style>
    <style:style style:name="T4" style:family="text">
      <style:text-properties fo:font-size="8pt"/>
    </style:style>
    <style:style style:name="T5" style:family="text">
      <style:text-properties fo:color="#ff0000" fo:font-size="8pt" style:font-size-asian="18pt" style:font-size-complex="18pt"/>
    </style:style>
    <style:style style:name="T6" style:family="text">
      <style:text-properties fo:font-size="24pt" style:font-size-asian="18pt" style:font-size-complex="18pt"/>
    </style:style>
    <style:style style:name="T7" style:family="text">
      <style:text-properties style:text-underline-style="solid" style:text-underline-width="auto" style:text-underline-color="font-color" style:font-size-asian="18pt" style:font-size-complex="18pt"/>
    </style:style>
    <style:style style:name="T8" style:family="text">
      <style:text-properties fo:font-size="11pt" style:text-underline-style="solid" style:text-underline-width="auto" style:text-underline-color="font-color" style:font-size-asian="18pt" style:font-size-complex="18pt"/>
    </style:style>
    <style:style style:name="T9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Arduino Uno" draw:style-name="dp1" draw:master-page-name="Default">
        <draw:line draw:style-name="gr1" draw:text-style-name="P1" xml:id="id36" draw:id="id36" draw:layer="layout" svg:x1="20.062cm" svg:y1="15.24cm" svg:x2="20.062cm" svg:y2="15.883cm">
          <text:p/>
        </draw:line>
        <draw:line draw:style-name="gr1" draw:text-style-name="P1" xml:id="id40" draw:id="id40" draw:layer="layout" svg:x1="19.663cm" svg:y1="14.986cm" svg:x2="19.663cm" svg:y2="15.883cm">
          <text:p/>
        </draw:line>
        <draw:line draw:style-name="gr1" draw:text-style-name="P1" xml:id="id38" draw:id="id38" draw:layer="layout" svg:x1="20.062cm" svg:y1="17.375cm" svg:x2="20.062cm" svg:y2="17.883cm">
          <text:p/>
        </draw:line>
        <draw:line draw:style-name="gr1" draw:text-style-name="P1" xml:id="id31" draw:id="id31" draw:layer="layout" svg:x1="19.663cm" svg:y1="17.375cm" svg:x2="19.663cm" svg:y2="18.237cm">
          <text:p/>
        </draw:line>
        <draw:line draw:style-name="gr1" draw:text-style-name="P1" xml:id="id34" draw:id="id34" draw:layer="layout" svg:x1="19.264cm" svg:y1="17.375cm" svg:x2="19.264cm" svg:y2="18.542cm">
          <text:p/>
        </draw:line>
        <draw:line draw:style-name="gr1" draw:text-style-name="P1" xml:id="id35" draw:id="id35" draw:layer="layout" svg:x1="14.385cm" svg:y1="15.24cm" svg:x2="14.385cm" svg:y2="15.883cm">
          <text:p/>
        </draw:line>
        <draw:line draw:style-name="gr1" draw:text-style-name="P1" xml:id="id39" draw:id="id39" draw:layer="layout" svg:x1="13.986cm" svg:y1="14.986cm" svg:x2="13.986cm" svg:y2="15.883cm">
          <text:p/>
        </draw:line>
        <draw:line draw:style-name="gr1" draw:text-style-name="P1" xml:id="id37" draw:id="id37" draw:layer="layout" svg:x1="14.385cm" svg:y1="17.375cm" svg:x2="14.385cm" svg:y2="17.883cm">
          <text:p/>
        </draw:line>
        <draw:line draw:style-name="gr1" draw:text-style-name="P1" xml:id="id32" draw:id="id32" draw:layer="layout" svg:x1="13.986cm" svg:y1="17.375cm" svg:x2="13.986cm" svg:y2="18.186cm">
          <text:p/>
        </draw:line>
        <draw:line draw:style-name="gr1" draw:text-style-name="P1" xml:id="id33" draw:id="id33" draw:layer="layout" svg:x1="13.587cm" svg:y1="17.375cm" svg:x2="13.587cm" svg:y2="18.542cm">
          <text:p/>
        </draw:line>
        <draw:line draw:style-name="gr1" draw:text-style-name="P1" xml:id="id13" draw:id="id13" draw:layer="layout" svg:x1="16.51cm" svg:y1="11.438cm" svg:x2="16.002cm" svg:y2="11.438cm">
          <text:p/>
        </draw:line>
        <draw:g>
          <draw:custom-shape draw:style-name="gr2" draw:text-style-name="P2" draw:layer="layout" svg:width="1.523cm" svg:height="1.778cm" svg:x="13.197cm" svg:y="15.76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1.016cm" svg:height="1.547cm" draw:transform="rotate (1.5707963267949) translate (13.197cm 16.691cm)">
            <draw:text-box>
              <text:p text:style-name="P3">1</text:p>
              <text:p text:style-name="P3">13</text:p>
              <text:p text:style-name="P3">12</text:p>
            </draw:text-box>
          </draw:frame>
        </draw:g>
        <draw:frame draw:style-name="gr4" draw:text-style-name="P6" draw:layer="layout" svg:width="1.366cm" svg:height="1.547cm" draw:transform="rotate (1.5707963267949) translate (13.197cm 17.601cm)">
          <draw:text-box>
            <text:p text:style-name="P5">GND</text:p>
            <text:p text:style-name="P5">17</text:p>
            <text:p text:style-name="P5">5V</text:p>
          </draw:text-box>
        </draw:frame>
        <draw:line draw:style-name="gr1" draw:text-style-name="P1" xml:id="id3" draw:id="id3" draw:layer="layout" svg:x1="11.938cm" svg:y1="14.054cm" svg:x2="11.43cm" svg:y2="14.054cm">
          <text:p/>
        </draw:line>
        <draw:line draw:style-name="gr1" draw:text-style-name="P1" xml:id="id1" draw:id="id1" draw:layer="layout" svg:x1="11.938cm" svg:y1="13.655cm" svg:x2="11.43cm" svg:y2="13.655cm">
          <text:p/>
        </draw:line>
        <draw:line draw:style-name="gr1" draw:text-style-name="P1" xml:id="id20" draw:id="id20" draw:layer="layout" svg:x1="11.938cm" svg:y1="13.256cm" svg:x2="11.43cm" svg:y2="13.256cm">
          <text:p/>
        </draw:line>
        <draw:line draw:style-name="gr1" draw:text-style-name="P1" xml:id="id19" draw:id="id19" draw:layer="layout" svg:x1="11.938cm" svg:y1="12.857cm" svg:x2="11.43cm" svg:y2="12.857cm">
          <text:p/>
        </draw:line>
        <draw:line draw:style-name="gr1" draw:text-style-name="P1" draw:layer="layout" svg:x1="11.938cm" svg:y1="12.358cm" svg:x2="11.43cm" svg:y2="12.358cm">
          <text:p/>
        </draw:line>
        <draw:line draw:style-name="gr1" draw:text-style-name="P1" xml:id="id26" draw:id="id26" draw:layer="layout" svg:x1="11.938cm" svg:y1="10.16cm" svg:x2="11.125cm" svg:y2="10.16cm">
          <text:p/>
        </draw:line>
        <draw:line draw:style-name="gr1" draw:text-style-name="P1" xml:id="id24" draw:id="id24" draw:layer="layout" svg:x1="11.938cm" svg:y1="8.366cm" svg:x2="11.43cm" svg:y2="8.366cm">
          <text:p/>
        </draw:line>
        <draw:line draw:style-name="gr1" draw:text-style-name="P1" xml:id="id30" draw:id="id30" draw:layer="layout" svg:x1="16.814cm" svg:y1="6.192cm" svg:x2="16.002cm" svg:y2="6.192cm">
          <text:p/>
        </draw:line>
        <draw:line draw:style-name="gr1" draw:text-style-name="P1" xml:id="id28" draw:id="id28" draw:layer="layout" svg:x1="16.51cm" svg:y1="6.592cm" svg:x2="16.002cm" svg:y2="6.592cm">
          <text:p/>
        </draw:line>
        <draw:line draw:style-name="gr1" draw:text-style-name="P1" xml:id="id42" draw:id="id42" draw:layer="layout" svg:x1="17.119cm" svg:y1="9.293cm" svg:x2="16.002cm" svg:y2="9.293cm">
          <text:p/>
        </draw:line>
        <draw:line draw:style-name="gr1" draw:text-style-name="P1" draw:layer="layout" svg:x1="16.51cm" svg:y1="9.693cm" svg:x2="16.002cm" svg:y2="9.693cm">
          <text:p/>
        </draw:line>
        <draw:line draw:style-name="gr1" draw:text-style-name="P1" draw:layer="layout" svg:x1="16.51cm" svg:y1="10.093cm" svg:x2="16.002cm" svg:y2="10.093cm">
          <text:p/>
        </draw:line>
        <draw:line draw:style-name="gr1" draw:text-style-name="P1" xml:id="id8" draw:id="id8" draw:layer="layout" svg:x1="16.51cm" svg:y1="10.993cm" svg:x2="16.002cm" svg:y2="10.993cm">
          <text:p/>
        </draw:line>
        <draw:g>
          <draw:g>
            <draw:custom-shape draw:style-name="gr5" draw:text-style-name="P2" draw:layer="layout" svg:width="4.28cm" svg:height="8.382cm" svg:x="11.832cm" svg:y="5.964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8" draw:layer="layout" svg:width="1.793cm" svg:height="6.299cm" svg:x="11.832cm" svg:y="8.047cm">
              <draw:text-box>
                <text:p text:style-name="P7"><text:span text:style-name="T1">IORE</text:span><text:span text:style-name="T1">F</text:span></text:p>
                <text:p text:style-name="P7"><text:span text:style-name="T1">RES</text:span><text:span text:style-name="T1">ET</text:span></text:p>
                <text:p text:style-name="P7"><text:span text:style-name="T1">3V3</text:span></text:p>
                <text:p text:style-name="P7"><text:span text:style-name="T1">5V</text:span></text:p>
                <text:p text:style-name="P7"><text:span text:style-name="T1">GND</text:span></text:p>
                <text:p text:style-name="P7"><text:span text:style-name="T1">GND</text:span></text:p>
                <text:p text:style-name="P7"><text:span text:style-name="T1">VIN</text:span></text:p>
                <text:p text:style-name="P7"><text:span text:style-name="T1"/></text:p>
                <text:p text:style-name="P7"><text:span text:style-name="T1">A0</text:span></text:p>
                <text:p text:style-name="P7"><text:span text:style-name="T1">A1</text:span></text:p>
                <text:p text:style-name="P7"><text:span text:style-name="T1">A2</text:span></text:p>
                <text:p text:style-name="P7"><text:span text:style-name="T1">A3</text:span></text:p>
                <text:p text:style-name="P7"><text:span text:style-name="T1">A4</text:span></text:p>
                <text:p text:style-name="P7"><text:span text:style-name="T1">A5</text:span></text:p>
              </draw:text-box>
            </draw:frame>
          </draw:g>
          <draw:frame draw:style-name="gr7" draw:text-style-name="P10" draw:layer="layout" svg:width="1.7cm" svg:height="8.459cm" svg:x="14.412cm" svg:y="5.887cm">
            <draw:text-box>
              <text:p text:style-name="P9"><text:span text:style-name="T1">SCL</text:span></text:p>
              <text:p text:style-name="P9"><text:span text:style-name="T1">SDA</text:span></text:p>
              <text:p text:style-name="P9"><text:span text:style-name="T1">ARE</text:span><text:span text:style-name="T1">F</text:span></text:p>
              <text:p text:style-name="P9"><text:span text:style-name="T1">GND</text:span></text:p>
              <text:p text:style-name="P9"><text:span text:style-name="T1">13</text:span></text:p>
              <text:p text:style-name="P9"><text:span text:style-name="T1">12</text:span></text:p>
              <text:p text:style-name="P9"><text:span text:style-name="T1">~11</text:span></text:p>
              <text:p text:style-name="P9"><text:span text:style-name="T1">~10</text:span></text:p>
              <text:p text:style-name="P9"><text:span text:style-name="T1">~9</text:span></text:p>
              <text:p text:style-name="P9"><text:span text:style-name="T1">8</text:span></text:p>
              <text:p text:style-name="P9"><text:span text:style-name="T1"/></text:p>
              <text:p text:style-name="P9"><text:span text:style-name="T1">7</text:span></text:p>
              <text:p text:style-name="P9"><text:span text:style-name="T1">~6</text:span></text:p>
              <text:p text:style-name="P9"><text:span text:style-name="T1">~5</text:span></text:p>
              <text:p text:style-name="P9"><text:span text:style-name="T1">4</text:span></text:p>
              <text:p text:style-name="P9"><text:span text:style-name="T1">~3</text:span></text:p>
              <text:p text:style-name="P9"><text:span text:style-name="T1">2</text:span></text:p>
              <text:p text:style-name="P9"><text:span text:style-name="T1">TX0&gt;</text:span><text:span text:style-name="T1">1</text:span></text:p>
              <text:p text:style-name="P9"><text:span text:style-name="T1">RX0&lt;</text:span><text:span text:style-name="T1">0</text:span></text:p>
            </draw:text-box>
          </draw:frame>
          <draw:frame draw:style-name="gr8" draw:text-style-name="P11" draw:layer="layout" svg:width="2.794cm" svg:height="0.683cm" svg:x="11.823cm" svg:y="6.043cm">
            <draw:text-box>
              <text:p>Arduino Uno</text:p>
            </draw:text-box>
          </draw:frame>
        </draw:g>
        <draw:g>
          <draw:custom-shape draw:style-name="gr9" draw:text-style-name="P2" draw:layer="layout" svg:width="4.699cm" svg:height="2.032cm" svg:x="0.863cm" svg:y="16.733cm">
            <text:p/>
            <draw:enhanced-geometry svg:viewBox="0 0 21600 21600" draw:type="rectangle" draw:enhanced-path="M 0 0 L 21600 0 21600 21600 0 21600 0 0 Z N"/>
          </draw:custom-shape>
          <draw:frame draw:style-name="gr10" draw:text-style-name="P12" draw:layer="layout" svg:width="1.793cm" svg:height="1.98cm" svg:x="3.769cm" svg:y="16.759cm">
            <draw:text-box>
              <text:p text:style-name="P3">GND</text:p>
              <text:p text:style-name="P3">VCC</text:p>
              <text:p text:style-name="P3">SDA</text:p>
              <text:p text:style-name="P3">SCL</text:p>
            </draw:text-box>
          </draw:frame>
          <draw:frame draw:style-name="gr8" draw:text-style-name="P13" draw:layer="layout" svg:width="2.413cm" svg:height="0.683cm" svg:x="0.863cm" svg:y="16.733cm">
            <draw:text-box>
              <text:p><text:span text:style-name="T2">20X4 </text:span><text:span text:style-name="T2">LCD</text:span></text:p>
            </draw:text-box>
          </draw:frame>
        </draw:g>
        <draw:line draw:style-name="gr1" draw:text-style-name="P1" xml:id="id4" draw:id="id4" draw:layer="layout" svg:x1="5.892cm" svg:y1="17.153cm" svg:x2="5.384cm" svg:y2="17.153cm">
          <text:p/>
        </draw:line>
        <draw:line draw:style-name="gr1" draw:text-style-name="P1" xml:id="id6" draw:id="id6" draw:layer="layout" svg:x1="5.892cm" svg:y1="17.553cm" svg:x2="5.384cm" svg:y2="17.553cm">
          <text:p/>
        </draw:line>
        <draw:line draw:style-name="gr1" draw:text-style-name="P1" draw:layer="layout" svg:x1="5.892cm" svg:y1="17.976cm" svg:x2="5.384cm" svg:y2="17.976cm">
          <text:p/>
        </draw:line>
        <draw:line draw:style-name="gr1" draw:text-style-name="P1" xml:id="id2" draw:id="id2" draw:layer="layout" svg:x1="5.892cm" svg:y1="18.409cm" svg:x2="5.384cm" svg:y2="18.409cm">
          <text:p/>
        </draw:line>
        <draw:frame draw:style-name="gr11" draw:text-style-name="P14" draw:layer="layout" svg:width="1.216cm" svg:height="0.607cm" svg:x="6.003cm" svg:y="17.089cm">
          <draw:text-box>
            <text:p><text:span text:style-name="T3">R</text:span><text:span text:style-name="T3">E</text:span><text:span text:style-name="T3">D</text:span></text:p>
          </draw:text-box>
        </draw:frame>
        <draw:frame draw:style-name="gr8" draw:text-style-name="P14" draw:layer="layout" svg:width="1.118cm" svg:height="0.683cm" svg:x="6.003cm" svg:y="16.682cm">
          <draw:text-box>
            <text:p><text:span text:style-name="T3">B</text:span><text:span text:style-name="T3">L</text:span><text:span text:style-name="T3">K</text:span></text:p>
          </draw:text-box>
        </draw:frame>
        <draw:connector draw:style-name="gr12" draw:text-style-name="P2" draw:layer="layout" draw:line-skew="0.787cm" svg:x1="11.43cm" svg:y1="13.655cm" svg:x2="5.892cm" svg:y2="17.976cm" draw:start-shape="id1" draw:start-glue-point="3" svg:d="M11430 13655h-2232v4321h-3306" svg:viewBox="0 0 5539 4322">
          <text:p/>
        </draw:connector>
        <draw:connector draw:style-name="gr13" draw:text-style-name="P2" draw:layer="layout" draw:line-skew="1.245cm" svg:x1="5.892cm" svg:y1="18.409cm" svg:x2="11.43cm" svg:y2="14.054cm" draw:start-shape="id2" draw:start-glue-point="1" draw:end-shape="id3" draw:end-glue-point="3" svg:d="M5892 18409h4014v-4355h1524" svg:viewBox="0 0 5539 4356">
          <text:p/>
        </draw:connector>
        <draw:frame draw:style-name="gr11" draw:text-style-name="P14" draw:layer="layout" svg:width="1.21cm" svg:height="0.607cm" svg:x="6.003cm" svg:y="17.498cm">
          <draw:text-box>
            <text:p><text:span text:style-name="T3">G</text:span><text:span text:style-name="T3">R</text:span><text:span text:style-name="T3">N</text:span></text:p>
          </draw:text-box>
        </draw:frame>
        <draw:frame draw:style-name="gr11" draw:text-style-name="P14" draw:layer="layout" svg:width="1.21cm" svg:height="0.607cm" svg:x="6.003cm" svg:y="17.952cm">
          <draw:text-box>
            <text:p><text:span text:style-name="T3">Y</text:span><text:span text:style-name="T3">L</text:span><text:span text:style-name="T3">W</text:span></text:p>
          </draw:text-box>
        </draw:frame>
        <draw:g>
          <draw:line draw:style-name="gr14" draw:text-style-name="P15" draw:layer="layout" svg:x1="18.75cm" svg:y1="10.973cm" svg:x2="18.5cm" svg:y2="10.973cm">
            <text:p/>
          </draw:line>
          <draw:line draw:style-name="gr15" draw:text-style-name="P15" draw:layer="layout" svg:x1="18.5cm" svg:y1="10.723cm" svg:x2="18cm" svg:y2="10.973cm">
            <text:p/>
          </draw:line>
          <draw:line draw:style-name="gr16" draw:text-style-name="P15" xml:id="id9" draw:id="id9" draw:layer="layout" svg:x1="18cm" svg:y1="10.973cm" svg:x2="17.75cm" svg:y2="10.973cm">
            <text:p/>
          </draw:line>
        </draw:g>
        <draw:g xml:id="id10" draw:id="id10">
          <draw:line draw:style-name="gr17" draw:text-style-name="P15" draw:layer="layout" svg:x1="19.432cm" svg:y1="10.977cm" svg:x2="19.62cm" svg:y2="10.977cm">
            <text:p/>
          </draw:line>
          <draw:line draw:style-name="gr18" draw:text-style-name="P15" draw:layer="layout" svg:x1="19.62cm" svg:y1="11.165cm" svg:x2="19.62cm" svg:y2="10.79cm">
            <text:p/>
          </draw:line>
          <draw:line draw:style-name="gr19" draw:text-style-name="P15" draw:layer="layout" svg:x1="19.713cm" svg:y1="11.102cm" svg:x2="19.713cm" svg:y2="10.852cm">
            <text:p/>
          </draw:line>
          <draw:line draw:style-name="gr20" draw:text-style-name="P15" draw:layer="layout" svg:x1="19.807cm" svg:y1="11.04cm" svg:x2="19.807cm" svg:y2="10.915cm">
            <text:p/>
          </draw:line>
        </draw:g>
        <draw:frame draw:style-name="gr8" draw:text-style-name="P11" draw:layer="layout" svg:width="1.422cm" svg:height="0.683cm" svg:x="16.56cm" svg:y="10.434cm">
          <draw:text-box>
            <text:p>WHT</text:p>
          </draw:text-box>
        </draw:frame>
        <draw:g xml:id="id5" draw:id="id5">
          <draw:line draw:style-name="gr21" draw:text-style-name="P15" draw:layer="layout" svg:x1="7.432cm" svg:y1="16.494cm" svg:x2="7.432cm" svg:y2="16.306cm">
            <text:p/>
          </draw:line>
          <draw:line draw:style-name="gr22" draw:text-style-name="P15" draw:layer="layout" svg:x1="7.62cm" svg:y1="16.306cm" svg:x2="7.245cm" svg:y2="16.306cm">
            <text:p/>
          </draw:line>
          <draw:line draw:style-name="gr23" draw:text-style-name="P15" draw:layer="layout" svg:x1="7.557cm" svg:y1="16.213cm" svg:x2="7.307cm" svg:y2="16.213cm">
            <text:p/>
          </draw:line>
          <draw:line draw:style-name="gr24" draw:text-style-name="P15" draw:layer="layout" svg:x1="7.495cm" svg:y1="16.119cm" svg:x2="7.37cm" svg:y2="16.119cm">
            <text:p/>
          </draw:line>
        </draw:g>
        <draw:connector draw:style-name="gr13" draw:text-style-name="P2" draw:layer="layout" svg:x1="5.892cm" svg:y1="17.153cm" svg:x2="7.432cm" svg:y2="16.494cm" draw:start-shape="id4" draw:start-glue-point="1" draw:end-shape="id5" draw:end-glue-point="2" svg:d="M5892 17153h1540v-659" svg:viewBox="0 0 1541 660">
          <text:p/>
        </draw:connector>
        <draw:g xml:id="id7" draw:id="id7">
          <draw:line draw:style-name="gr25" draw:text-style-name="P15" draw:layer="layout" svg:x1="8.538cm" svg:y1="16.119cm" svg:x2="8.288cm" svg:y2="16.119cm">
            <text:p/>
          </draw:line>
          <draw:line draw:style-name="gr26" draw:text-style-name="P15" draw:layer="layout" svg:x1="8.788cm" svg:y1="16.244cm" svg:x2="8.038cm" svg:y2="16.244cm">
            <text:p/>
          </draw:line>
          <draw:line draw:style-name="gr27" draw:text-style-name="P15" draw:layer="layout" svg:x1="8.413cm" svg:y1="16.119cm" svg:x2="8.413cm" svg:y2="15.869cm">
            <text:p/>
          </draw:line>
          <draw:line draw:style-name="gr28" draw:text-style-name="P15" draw:layer="layout" svg:x1="8.413cm" svg:y1="16.244cm" svg:x2="8.413cm" svg:y2="16.494cm">
            <text:p/>
          </draw:line>
        </draw:g>
        <draw:connector draw:style-name="gr13" draw:text-style-name="P2" draw:layer="layout" draw:line-skew="0.529cm" svg:x1="5.892cm" svg:y1="17.553cm" svg:x2="8.413cm" svg:y2="16.494cm" draw:start-shape="id6" draw:start-glue-point="1" draw:end-shape="id7" draw:end-glue-point="2" svg:d="M5892 17553h2521v-1059" svg:viewBox="0 0 2522 1060">
          <text:p/>
        </draw:connector>
        <draw:connector draw:style-name="gr1" draw:text-style-name="P1" draw:layer="layout" draw:type="line" svg:x1="16.51cm" svg:y1="10.993cm" svg:x2="17.75cm" svg:y2="10.973cm" draw:start-shape="id8" draw:start-glue-point="1" draw:end-shape="id9" draw:end-glue-point="3" svg:d="M16510 10993l1240-20" svg:viewBox="0 0 1241 21">
          <text:p/>
        </draw:connector>
        <draw:connector draw:style-name="gr1" draw:text-style-name="P1" draw:layer="layout" draw:type="line" svg:x1="18.75cm" svg:y1="10.973cm" svg:x2="19.432cm" svg:y2="10.977cm" draw:end-shape="id10" draw:end-glue-point="3" svg:d="M18750 10973l682 4" svg:viewBox="0 0 683 5">
          <text:p/>
        </draw:connector>
        <draw:g xml:id="id12" draw:id="id12">
          <draw:glue-point draw:id="4" svg:x="-5cm" svg:y="3.008cm"/>
          <draw:glue-point draw:id="5" svg:x="5cm" svg:y="3.008cm"/>
          <draw:line draw:style-name="gr29" draw:text-style-name="P15" draw:layer="layout" svg:x1="21.836cm" svg:y1="11.317cm" svg:x2="21.836cm" svg:y2="11.567cm">
            <text:p/>
          </draw:line>
          <draw:line draw:style-name="gr30" draw:text-style-name="P15" draw:layer="layout" svg:x1="22.086cm" svg:y1="11.442cm" svg:x2="21.836cm" svg:y2="11.317cm">
            <text:p/>
          </draw:line>
          <draw:line draw:style-name="gr31" draw:text-style-name="P15" draw:layer="layout" svg:x1="21.836cm" svg:y1="11.567cm" svg:x2="22.086cm" svg:y2="11.442cm">
            <text:p/>
          </draw:line>
          <draw:line draw:style-name="gr32" draw:text-style-name="P15" draw:layer="layout" svg:x1="22.461cm" svg:y1="11.442cm" svg:x2="21.461cm" svg:y2="11.442cm">
            <text:p/>
          </draw:line>
          <draw:line draw:style-name="gr33" draw:text-style-name="P15" draw:layer="layout" svg:x1="22.086cm" svg:y1="11.317cm" svg:x2="22.086cm" svg:y2="11.567cm">
            <text:p/>
          </draw:line>
          <draw:line draw:style-name="gr34" draw:text-style-name="P15" draw:layer="layout" svg:x1="22.086cm" svg:y1="11.192cm" svg:x2="22.336cm" svg:y2="10.942cm">
            <text:p/>
          </draw:line>
          <draw:line draw:style-name="gr35" draw:text-style-name="P15" draw:layer="layout" svg:x1="22.211cm" svg:y1="11.317cm" svg:x2="22.461cm" svg:y2="11.067cm">
            <text:p/>
          </draw:line>
        </draw:g>
        <draw:g xml:id="id11" draw:id="id11">
          <draw:rect draw:style-name="gr36" draw:text-style-name="P16" draw:layer="layout" svg:width="0.75cm" svg:height="0.25cm" svg:x="20.291cm" svg:y="11.313cm">
            <text:p/>
          </draw:rect>
          <draw:line draw:style-name="gr37" draw:text-style-name="P15" draw:layer="layout" svg:x1="20.041cm" svg:y1="11.438cm" svg:x2="20.291cm" svg:y2="11.438cm">
            <text:p/>
          </draw:line>
          <draw:line draw:style-name="gr38" draw:text-style-name="P15" draw:layer="layout" svg:x1="21.041cm" svg:y1="11.438cm" svg:x2="21.291cm" svg:y2="11.438cm">
            <text:p/>
          </draw:line>
        </draw:g>
        <draw:connector draw:style-name="gr1" draw:text-style-name="P1" draw:layer="layout" draw:type="line" svg:x1="21.291cm" svg:y1="11.438cm" svg:x2="21.461cm" svg:y2="11.442cm" draw:start-shape="id11" draw:start-glue-point="1" draw:end-shape="id12" draw:end-glue-point="4" svg:d="M21291 11438l170 4" svg:viewBox="0 0 171 5">
          <text:p/>
        </draw:connector>
        <draw:connector draw:style-name="gr1" draw:text-style-name="P1" draw:layer="layout" draw:type="line" svg:x1="16.51cm" svg:y1="11.438cm" svg:x2="20.041cm" svg:y2="11.438cm" draw:start-shape="id13" draw:start-glue-point="1" draw:end-shape="id11" draw:end-glue-point="3" svg:d="M16510 11438h3531" svg:viewBox="0 0 3532 1">
          <text:p/>
        </draw:connector>
        <draw:g xml:id="id14" draw:id="id14">
          <draw:line draw:style-name="gr39" draw:text-style-name="P15" draw:layer="layout" svg:x1="23.068cm" svg:y1="11.434cm" svg:x2="23.256cm" svg:y2="11.434cm">
            <text:p/>
          </draw:line>
          <draw:line draw:style-name="gr40" draw:text-style-name="P15" draw:layer="layout" svg:x1="23.256cm" svg:y1="11.622cm" svg:x2="23.256cm" svg:y2="11.247cm">
            <text:p/>
          </draw:line>
          <draw:line draw:style-name="gr41" draw:text-style-name="P15" draw:layer="layout" svg:x1="23.349cm" svg:y1="11.559cm" svg:x2="23.349cm" svg:y2="11.309cm">
            <text:p/>
          </draw:line>
          <draw:line draw:style-name="gr42" draw:text-style-name="P15" draw:layer="layout" svg:x1="23.443cm" svg:y1="11.497cm" svg:x2="23.443cm" svg:y2="11.372cm">
            <text:p/>
          </draw:line>
        </draw:g>
        <draw:connector draw:style-name="gr1" draw:text-style-name="P1" draw:layer="layout" draw:type="line" svg:x1="22.461cm" svg:y1="11.442cm" svg:x2="23.068cm" svg:y2="11.434cm" draw:start-shape="id12" draw:start-glue-point="5" draw:end-shape="id14" draw:end-glue-point="3" svg:d="M22461 11442l607-8" svg:viewBox="0 0 608 9">
          <text:p/>
        </draw:connector>
        <draw:g xml:id="id16" draw:id="id16">
          <draw:glue-point draw:id="4" svg:x="5cm" svg:y="-5cm"/>
          <draw:glue-point draw:id="5" svg:x="-5cm" svg:y="2.5cm"/>
          <draw:glue-point draw:id="6" svg:x="5cm" svg:y="2.5cm"/>
          <draw:g>
            <draw:rect draw:style-name="gr43" draw:text-style-name="P16" draw:layer="layout" svg:width="0.75cm" svg:height="0.25cm" svg:x="7.282cm" svg:y="13.478cm">
              <text:p/>
            </draw:rect>
            <draw:line draw:style-name="gr44" draw:text-style-name="P15" draw:layer="layout" svg:x1="7.032cm" svg:y1="13.603cm" svg:x2="7.282cm" svg:y2="13.603cm">
              <text:p/>
            </draw:line>
            <draw:line draw:style-name="gr45" draw:text-style-name="P15" draw:layer="layout" svg:x1="8.032cm" svg:y1="13.603cm" svg:x2="8.282cm" svg:y2="13.603cm">
              <text:p/>
            </draw:line>
          </draw:g>
          <draw:line draw:style-name="gr46" draw:text-style-name="P15" draw:layer="layout" svg:x1="7.782cm" svg:y1="13.228cm" svg:x2="7.782cm" svg:y2="13.478cm">
            <text:p/>
          </draw:line>
          <draw:line draw:style-name="gr47" draw:text-style-name="P15" draw:layer="layout" svg:x1="7.782cm" svg:y1="13.228cm" svg:x2="8.282cm" svg:y2="13.228cm">
            <text:p/>
          </draw:line>
        </draw:g>
        <draw:g xml:id="id15" draw:id="id15">
          <draw:line draw:style-name="gr48" draw:text-style-name="P15" draw:layer="layout" svg:x1="6.829cm" svg:y1="13.6cm" svg:x2="6.641cm" svg:y2="13.6cm">
            <text:p/>
          </draw:line>
          <draw:line draw:style-name="gr49" draw:text-style-name="P15" draw:layer="layout" svg:x1="6.641cm" svg:y1="13.412cm" svg:x2="6.641cm" svg:y2="13.787cm">
            <text:p/>
          </draw:line>
          <draw:line draw:style-name="gr50" draw:text-style-name="P15" draw:layer="layout" svg:x1="6.548cm" svg:y1="13.475cm" svg:x2="6.548cm" svg:y2="13.725cm">
            <text:p/>
          </draw:line>
          <draw:line draw:style-name="gr51" draw:text-style-name="P15" draw:layer="layout" svg:x1="6.454cm" svg:y1="13.537cm" svg:x2="6.454cm" svg:y2="13.662cm">
            <text:p/>
          </draw:line>
        </draw:g>
        <draw:connector draw:style-name="gr1" draw:text-style-name="P1" draw:layer="layout" draw:type="line" svg:x1="6.829cm" svg:y1="13.599cm" svg:x2="7.032cm" svg:y2="13.603cm" draw:start-shape="id15" draw:start-glue-point="1" draw:end-shape="id16" draw:end-glue-point="5" svg:d="M6829 13599l203 4" svg:viewBox="0 0 204 5">
          <text:p/>
        </draw:connector>
        <draw:g xml:id="id18" draw:id="id18">
          <draw:glue-point draw:id="4" svg:x="5cm" svg:y="-5cm"/>
          <draw:glue-point draw:id="5" svg:x="-5cm" svg:y="2.5cm"/>
          <draw:glue-point draw:id="6" svg:x="5cm" svg:y="2.5cm"/>
          <draw:g>
            <draw:rect draw:style-name="gr52" draw:text-style-name="P16" draw:layer="layout" svg:width="0.75cm" svg:height="0.25cm" svg:x="7.322cm" svg:y="12.374cm">
              <text:p/>
            </draw:rect>
            <draw:line draw:style-name="gr53" draw:text-style-name="P15" draw:layer="layout" svg:x1="7.072cm" svg:y1="12.499cm" svg:x2="7.322cm" svg:y2="12.499cm">
              <text:p/>
            </draw:line>
            <draw:line draw:style-name="gr54" draw:text-style-name="P15" draw:layer="layout" svg:x1="8.072cm" svg:y1="12.499cm" svg:x2="8.322cm" svg:y2="12.499cm">
              <text:p/>
            </draw:line>
          </draw:g>
          <draw:line draw:style-name="gr55" draw:text-style-name="P15" draw:layer="layout" svg:x1="7.822cm" svg:y1="12.124cm" svg:x2="7.822cm" svg:y2="12.374cm">
            <text:p/>
          </draw:line>
          <draw:line draw:style-name="gr56" draw:text-style-name="P15" draw:layer="layout" svg:x1="7.822cm" svg:y1="12.124cm" svg:x2="8.322cm" svg:y2="12.124cm">
            <text:p/>
          </draw:line>
        </draw:g>
        <draw:g xml:id="id17" draw:id="id17">
          <draw:line draw:style-name="gr57" draw:text-style-name="P15" draw:layer="layout" svg:x1="6.869cm" svg:y1="12.496cm" svg:x2="6.681cm" svg:y2="12.496cm">
            <text:p/>
          </draw:line>
          <draw:line draw:style-name="gr58" draw:text-style-name="P15" draw:layer="layout" svg:x1="6.681cm" svg:y1="12.308cm" svg:x2="6.681cm" svg:y2="12.683cm">
            <text:p/>
          </draw:line>
          <draw:line draw:style-name="gr59" draw:text-style-name="P15" draw:layer="layout" svg:x1="6.588cm" svg:y1="12.371cm" svg:x2="6.588cm" svg:y2="12.621cm">
            <text:p/>
          </draw:line>
          <draw:line draw:style-name="gr60" draw:text-style-name="P15" draw:layer="layout" svg:x1="6.494cm" svg:y1="12.433cm" svg:x2="6.494cm" svg:y2="12.558cm">
            <text:p/>
          </draw:line>
        </draw:g>
        <draw:connector draw:style-name="gr1" draw:text-style-name="P1" draw:layer="layout" draw:type="line" svg:x1="6.869cm" svg:y1="12.495cm" svg:x2="7.072cm" svg:y2="12.499cm" draw:start-shape="id17" draw:start-glue-point="1" draw:end-shape="id18" draw:end-glue-point="5" svg:d="M6869 12495l203 4" svg:viewBox="0 0 204 5">
          <text:p/>
        </draw:connector>
        <draw:connector draw:style-name="gr13" draw:text-style-name="P2" draw:layer="layout" svg:x1="11.43cm" svg:y1="12.857cm" svg:x2="8.322cm" svg:y2="12.124cm" draw:start-shape="id19" draw:start-glue-point="3" draw:end-shape="id18" draw:end-glue-point="4" svg:d="M11430 12857h-1554v-733h-1554" svg:viewBox="0 0 3109 734">
          <text:p/>
        </draw:connector>
        <draw:frame draw:style-name="gr11" draw:text-style-name="P14" draw:layer="layout" svg:width="1.27cm" svg:height="0.607cm" svg:x="10.718cm" svg:y="12.799cm">
          <draw:text-box>
            <text:p><text:span text:style-name="T3">B</text:span><text:span text:style-name="T3">L</text:span><text:span text:style-name="T3">U</text:span></text:p>
          </draw:text-box>
        </draw:frame>
        <draw:frame draw:style-name="gr11" draw:text-style-name="P14" draw:layer="layout" svg:width="1.27cm" svg:height="0.607cm" svg:x="10.718cm" svg:y="12.4cm">
          <draw:text-box>
            <text:p><text:span text:style-name="T3">G</text:span><text:span text:style-name="T3">R</text:span><text:span text:style-name="T3">N</text:span></text:p>
          </draw:text-box>
        </draw:frame>
        <draw:connector draw:style-name="gr1" draw:text-style-name="P1" draw:layer="layout" draw:type="line" svg:x1="8.282cm" svg:y1="13.228cm" svg:x2="11.43cm" svg:y2="13.256cm" draw:start-shape="id16" draw:start-glue-point="4" draw:end-shape="id20" draw:end-glue-point="3" svg:d="M8282 13228l3148 28" svg:viewBox="0 0 3149 29">
          <text:p/>
        </draw:connector>
        <draw:g xml:id="id21" draw:id="id21">
          <draw:line draw:style-name="gr61" draw:text-style-name="P15" draw:layer="layout" svg:x1="8.388cm" svg:y1="14.144cm" svg:x2="8.638cm" svg:y2="14.144cm">
            <text:p/>
          </draw:line>
          <draw:line draw:style-name="gr62" draw:text-style-name="P15" draw:layer="layout" svg:x1="8.138cm" svg:y1="14.019cm" svg:x2="8.888cm" svg:y2="14.019cm">
            <text:p/>
          </draw:line>
          <draw:line draw:style-name="gr63" draw:text-style-name="P15" draw:layer="layout" svg:x1="8.513cm" svg:y1="14.144cm" svg:x2="8.513cm" svg:y2="14.394cm">
            <text:p/>
          </draw:line>
          <draw:line draw:style-name="gr64" draw:text-style-name="P15" draw:layer="layout" svg:x1="8.513cm" svg:y1="14.019cm" svg:x2="8.513cm" svg:y2="13.769cm">
            <text:p/>
          </draw:line>
        </draw:g>
        <draw:connector draw:style-name="gr13" draw:text-style-name="P2" draw:layer="layout" svg:x1="8.282cm" svg:y1="13.603cm" svg:x2="8.513cm" svg:y2="13.769cm" draw:start-shape="id16" draw:start-glue-point="6" draw:end-shape="id21" draw:end-glue-point="0" svg:d="M8282 13603h231v166" svg:viewBox="0 0 232 167">
          <text:p/>
        </draw:connector>
        <draw:frame draw:style-name="gr65" draw:text-style-name="P17" draw:layer="layout" svg:width="1.323cm" svg:height="0.569cm" svg:x="8.178cm" svg:y="14.019cm">
          <draw:text-box>
            <text:p text:style-name="P2"><text:span text:style-name="T4">5</text:span><text:span text:style-name="T4">V</text:span></text:p>
          </draw:text-box>
        </draw:frame>
        <draw:g xml:id="id22" draw:id="id22">
          <draw:line draw:style-name="gr66" draw:text-style-name="P15" draw:layer="layout" svg:x1="8.388cm" svg:y1="12.879cm" svg:x2="8.638cm" svg:y2="12.879cm">
            <text:p/>
          </draw:line>
          <draw:line draw:style-name="gr67" draw:text-style-name="P15" draw:layer="layout" svg:x1="8.138cm" svg:y1="12.754cm" svg:x2="8.888cm" svg:y2="12.754cm">
            <text:p/>
          </draw:line>
          <draw:line draw:style-name="gr68" draw:text-style-name="P15" draw:layer="layout" svg:x1="8.513cm" svg:y1="12.879cm" svg:x2="8.513cm" svg:y2="13.129cm">
            <text:p/>
          </draw:line>
          <draw:line draw:style-name="gr69" draw:text-style-name="P15" draw:layer="layout" svg:x1="8.513cm" svg:y1="12.754cm" svg:x2="8.513cm" svg:y2="12.504cm">
            <text:p/>
          </draw:line>
        </draw:g>
        <draw:connector draw:style-name="gr13" draw:text-style-name="P2" draw:layer="layout" svg:x1="8.322cm" svg:y1="12.499cm" svg:x2="8.513cm" svg:y2="12.504cm" draw:start-shape="id18" draw:start-glue-point="6" draw:end-shape="id22" draw:end-glue-point="0" svg:d="M8322 12499h191v5" svg:viewBox="0 0 192 6">
          <text:p/>
        </draw:connector>
        <draw:frame draw:style-name="gr65" draw:text-style-name="P17" draw:layer="layout" svg:width="1.323cm" svg:height="0.569cm" svg:x="8.034cm" svg:y="15.669cm">
          <draw:text-box>
            <text:p text:style-name="P2"><text:span text:style-name="T4">5</text:span><text:span text:style-name="T4">V</text:span></text:p>
          </draw:text-box>
        </draw:frame>
        <draw:frame draw:style-name="gr65" draw:text-style-name="P17" draw:layer="layout" svg:width="1.323cm" svg:height="0.569cm" svg:x="8.176cm" svg:y="12.72cm">
          <draw:text-box>
            <text:p text:style-name="P2"><text:span text:style-name="T4">5</text:span><text:span text:style-name="T4">V</text:span></text:p>
          </draw:text-box>
        </draw:frame>
        <draw:line draw:style-name="gr1" draw:text-style-name="P1" xml:id="id25" draw:id="id25" draw:layer="layout" svg:x1="3.455cm" svg:y1="5.995cm" svg:x2="2.946cm" svg:y2="5.995cm">
          <text:p/>
        </draw:line>
        <draw:line draw:style-name="gr1" draw:text-style-name="P1" xml:id="id23" draw:id="id23" draw:layer="layout" svg:x1="3.455cm" svg:y1="3.799cm" svg:x2="2.59cm" svg:y2="3.799cm">
          <text:p/>
        </draw:line>
        <draw:line draw:style-name="gr1" draw:text-style-name="P1" xml:id="id29" draw:id="id29" draw:layer="layout" svg:x1="8.027cm" svg:y1="1.625cm" svg:x2="7.519cm" svg:y2="1.625cm">
          <text:p/>
        </draw:line>
        <draw:line draw:style-name="gr1" draw:text-style-name="P1" xml:id="id27" draw:id="id27" draw:layer="layout" svg:x1="8.027cm" svg:y1="2.025cm" svg:x2="7.519cm" svg:y2="2.025cm">
          <text:p/>
        </draw:line>
        <draw:line draw:style-name="gr1" draw:text-style-name="P1" xml:id="id41" draw:id="id41" draw:layer="layout" svg:x1="8.027cm" svg:y1="4.726cm" svg:x2="7.519cm" svg:y2="4.726cm">
          <text:p/>
        </draw:line>
        <draw:g>
          <draw:g>
            <draw:custom-shape draw:style-name="gr5" draw:text-style-name="P2" draw:layer="layout" svg:width="4.28cm" svg:height="8.382cm" svg:x="3.349cm" svg:y="1.397cm">
              <text:p/>
              <draw:enhanced-geometry svg:viewBox="0 0 21600 21600" draw:type="rectangle" draw:enhanced-path="M 0 0 L 21600 0 21600 21600 0 21600 0 0 Z N"/>
            </draw:custom-shape>
            <draw:frame draw:style-name="gr6" draw:text-style-name="P8" draw:layer="layout" svg:width="1.793cm" svg:height="6.299cm" svg:x="3.349cm" svg:y="3.48cm">
              <draw:text-box>
                <text:p text:style-name="P7"><text:span text:style-name="T1">I</text:span><text:span text:style-name="T1">O</text:span><text:span text:style-name="T1">R</text:span><text:span text:style-name="T1">E</text:span><text:span text:style-name="T1">F</text:span></text:p>
                <text:p text:style-name="P7"><text:span text:style-name="T1">R</text:span><text:span text:style-name="T1">E</text:span><text:span text:style-name="T1">S</text:span><text:span text:style-name="T1">E</text:span><text:span text:style-name="T1">T</text:span></text:p>
                <text:p text:style-name="P7"><text:span text:style-name="T1">3</text:span><text:span text:style-name="T1">V</text:span><text:span text:style-name="T1">3</text:span></text:p>
                <text:p text:style-name="P7"><text:span text:style-name="T1">5</text:span><text:span text:style-name="T1">V</text:span></text:p>
                <text:p text:style-name="P7"><text:span text:style-name="T1">G</text:span><text:span text:style-name="T1">N</text:span><text:span text:style-name="T1">D</text:span></text:p>
                <text:p text:style-name="P7"><text:span text:style-name="T1">G</text:span><text:span text:style-name="T1">N</text:span><text:span text:style-name="T1">D</text:span></text:p>
                <text:p text:style-name="P7"><text:span text:style-name="T1">V</text:span><text:span text:style-name="T1">I</text:span><text:span text:style-name="T1">N</text:span></text:p>
                <text:p text:style-name="P7"><text:span text:style-name="T1"/></text:p>
                <text:p text:style-name="P7"><text:span text:style-name="T1">A</text:span><text:span text:style-name="T1">0</text:span></text:p>
                <text:p text:style-name="P7"><text:span text:style-name="T1">A</text:span><text:span text:style-name="T1">1</text:span></text:p>
                <text:p text:style-name="P7"><text:span text:style-name="T1">A</text:span><text:span text:style-name="T1">2</text:span></text:p>
                <text:p text:style-name="P7"><text:span text:style-name="T1">A</text:span><text:span text:style-name="T1">3</text:span></text:p>
                <text:p text:style-name="P7"><text:span text:style-name="T1">A</text:span><text:span text:style-name="T1">4</text:span></text:p>
                <text:p text:style-name="P7"><text:span text:style-name="T1">A</text:span><text:span text:style-name="T1">5</text:span></text:p>
              </draw:text-box>
            </draw:frame>
          </draw:g>
          <draw:frame draw:style-name="gr7" draw:text-style-name="P10" draw:layer="layout" svg:width="1.7cm" svg:height="8.459cm" svg:x="5.929cm" svg:y="1.32cm">
            <draw:text-box>
              <text:p text:style-name="P9"><text:span text:style-name="T1">S</text:span><text:span text:style-name="T1">C</text:span><text:span text:style-name="T1">L</text:span></text:p>
              <text:p text:style-name="P9"><text:span text:style-name="T1">S</text:span><text:span text:style-name="T1">D</text:span><text:span text:style-name="T1">A</text:span></text:p>
              <text:p text:style-name="P9"><text:span text:style-name="T1">A</text:span><text:span text:style-name="T1">R</text:span><text:span text:style-name="T1">E</text:span><text:span text:style-name="T1">F</text:span></text:p>
              <text:p text:style-name="P9"><text:span text:style-name="T1">G</text:span><text:span text:style-name="T1">N</text:span><text:span text:style-name="T1">D</text:span></text:p>
              <text:p text:style-name="P9"><text:span text:style-name="T1">1</text:span><text:span text:style-name="T1">3</text:span></text:p>
              <text:p text:style-name="P9"><text:span text:style-name="T1">1</text:span><text:span text:style-name="T1">2</text:span></text:p>
              <text:p text:style-name="P9"><text:span text:style-name="T1">~</text:span><text:span text:style-name="T1">1</text:span><text:span text:style-name="T1">1</text:span></text:p>
              <text:p text:style-name="P9"><text:span text:style-name="T1">~</text:span><text:span text:style-name="T1">1</text:span><text:span text:style-name="T1">0</text:span></text:p>
              <text:p text:style-name="P9"><text:span text:style-name="T1">~</text:span><text:span text:style-name="T1">9</text:span></text:p>
              <text:p text:style-name="P9"><text:span text:style-name="T1">8</text:span></text:p>
              <text:p text:style-name="P9"><text:span text:style-name="T1"/></text:p>
              <text:p text:style-name="P9"><text:span text:style-name="T1">7</text:span></text:p>
              <text:p text:style-name="P9"><text:span text:style-name="T1">~</text:span><text:span text:style-name="T1">6</text:span></text:p>
              <text:p text:style-name="P9"><text:span text:style-name="T1">~</text:span><text:span text:style-name="T1">5</text:span></text:p>
              <text:p text:style-name="P9"><text:span text:style-name="T1">4</text:span></text:p>
              <text:p text:style-name="P9"><text:span text:style-name="T1">~</text:span><text:span text:style-name="T1">3</text:span></text:p>
              <text:p text:style-name="P9"><text:span text:style-name="T1">2</text:span></text:p>
              <text:p text:style-name="P9"><text:span text:style-name="T1">T</text:span><text:span text:style-name="T1">X</text:span><text:span text:style-name="T1">0</text:span><text:span text:style-name="T1">&gt;</text:span><text:span text:style-name="T1">1</text:span></text:p>
              <text:p text:style-name="P9"><text:span text:style-name="T1">R</text:span><text:span text:style-name="T1">X</text:span><text:span text:style-name="T1">0</text:span><text:span text:style-name="T1">&lt;</text:span><text:span text:style-name="T1">0</text:span></text:p>
            </draw:text-box>
          </draw:frame>
          <draw:frame draw:style-name="gr70" draw:text-style-name="P11" draw:layer="layout" svg:width="2.794cm" svg:height="1.115cm" svg:x="3.34cm" svg:y="1.476cm">
            <draw:text-box>
              <text:p>Sd-Card Shield</text:p>
            </draw:text-box>
          </draw:frame>
        </draw:g>
        <draw:connector draw:style-name="gr13" draw:text-style-name="P2" draw:layer="layout" draw:line-skew="-5.271cm" svg:x1="2.59cm" svg:y1="3.799cm" svg:x2="11.43cm" svg:y2="8.366cm" draw:start-shape="id23" draw:start-glue-point="3" draw:end-shape="id24" draw:end-glue-point="3" svg:d="M2590 3799v-2987h8840v7554" svg:viewBox="0 0 8841 7555">
          <text:p/>
        </draw:connector>
        <draw:connector draw:style-name="gr13" draw:text-style-name="P2" draw:layer="layout" draw:line-skew="-6.961cm" svg:x1="2.946cm" svg:y1="5.995cm" svg:x2="11.125cm" svg:y2="10.16cm" draw:start-shape="id25" draw:start-glue-point="3" draw:end-shape="id26" draw:end-glue-point="3" svg:d="M2946 5995v-4878h8179v9043" svg:viewBox="0 0 8180 9044">
          <text:p/>
        </draw:connector>
        <draw:connector draw:style-name="gr1" draw:text-style-name="P1" draw:layer="layout" draw:type="lines" draw:line-skew="0cm -4.066cm" svg:x1="8.027cm" svg:y1="2.025cm" svg:x2="16.51cm" svg:y2="6.592cm" draw:start-shape="id27" draw:start-glue-point="1" draw:end-shape="id28" draw:end-glue-point="1" svg:d="M8027 2025h501 7982v4567" svg:viewBox="0 0 8484 4568">
          <text:p/>
        </draw:connector>
        <draw:connector draw:style-name="gr1" draw:text-style-name="P1" draw:layer="layout" draw:type="lines" draw:line-skew="0cm -4.066cm" svg:x1="8.027cm" svg:y1="1.625cm" svg:x2="16.814cm" svg:y2="6.192cm" draw:start-shape="id29" draw:start-glue-point="1" draw:end-shape="id30" draw:end-glue-point="1" svg:d="M8027 1625h501 8286v4567" svg:viewBox="0 0 8788 4568">
          <text:p/>
        </draw:connector>
        <draw:custom-shape draw:style-name="gr2" draw:text-style-name="P2" draw:layer="layout" svg:width="1.523cm" svg:height="1.778cm" svg:x="18.874cm" svg:y="15.76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016cm" svg:height="1.547cm" draw:transform="rotate (1.5707963267949) translate (18.874cm 16.691cm)">
          <draw:text-box>
            <text:p text:style-name="P3">1</text:p>
            <text:p text:style-name="P3">13</text:p>
            <text:p text:style-name="P3">12</text:p>
          </draw:text-box>
        </draw:frame>
        <draw:frame draw:style-name="gr4" draw:text-style-name="P6" draw:layer="layout" svg:width="1.366cm" svg:height="1.547cm" draw:transform="rotate (1.5707963267949) translate (18.874cm 17.601cm)">
          <draw:text-box>
            <text:p text:style-name="P5">GND</text:p>
            <text:p text:style-name="P5">17</text:p>
            <text:p text:style-name="P5">5V</text:p>
          </draw:text-box>
        </draw:frame>
        <draw:frame draw:style-name="gr8" draw:text-style-name="P11" draw:layer="layout" svg:width="2.794cm" svg:height="0.683cm" svg:x="14.681cm" svg:y="15.819cm">
          <draw:text-box>
            <text:p>Arduino Uno</text:p>
          </draw:text-box>
        </draw:frame>
        <draw:frame draw:style-name="gr70" draw:text-style-name="P11" draw:layer="layout" svg:width="2.794cm" svg:height="1.115cm" svg:x="20.523cm" svg:y="15.691cm">
          <draw:text-box>
            <text:p>Sd-Card Shield</text:p>
          </draw:text-box>
        </draw:frame>
        <draw:connector draw:style-name="gr71" draw:text-style-name="P18" draw:layer="layout" draw:type="line" svg:x1="19.663cm" svg:y1="18.237cm" svg:x2="13.986cm" svg:y2="18.186cm" draw:start-shape="id31" draw:start-glue-point="2" draw:end-shape="id32" draw:end-glue-point="2" svg:d="M19663 18237l-5677-51" svg:viewBox="0 0 5678 52">
          <text:p text:style-name="P2">GRN</text:p>
        </draw:connector>
        <draw:connector draw:style-name="gr72" draw:text-style-name="P19" draw:layer="layout" draw:type="line" svg:x1="13.587cm" svg:y1="18.542cm" svg:x2="19.264cm" svg:y2="18.542cm" draw:start-shape="id33" draw:start-glue-point="2" draw:end-shape="id34" draw:end-glue-point="2" svg:d="M13587 18542h5677" svg:viewBox="0 0 5678 1">
          <text:p text:style-name="P2"><text:span text:style-name="T5">R</text:span><text:span text:style-name="T5">E</text:span><text:span text:style-name="T5">D</text:span></text:p>
        </draw:connector>
        <draw:connector draw:style-name="gr71" draw:text-style-name="P18" draw:layer="layout" draw:type="line" svg:x1="14.385cm" svg:y1="15.24cm" svg:x2="20.062cm" svg:y2="15.24cm" draw:start-shape="id35" draw:start-glue-point="0" draw:end-shape="id36" draw:end-glue-point="0" svg:d="M14385 15240h5677" svg:viewBox="0 0 5678 1">
          <text:p text:style-name="P2">BLU</text:p>
        </draw:connector>
        <draw:connector draw:style-name="gr71" draw:text-style-name="P18" draw:layer="layout" draw:type="line" svg:x1="14.385cm" svg:y1="17.883cm" svg:x2="20.062cm" svg:y2="17.883cm" draw:start-shape="id37" draw:start-glue-point="2" draw:end-shape="id38" draw:end-glue-point="2" svg:d="M14385 17883h5677" svg:viewBox="0 0 5678 1">
          <text:p text:style-name="P2">YLW</text:p>
        </draw:connector>
        <draw:connector draw:style-name="gr71" draw:text-style-name="P18" draw:layer="layout" draw:type="line" svg:x1="13.986cm" svg:y1="14.986cm" svg:x2="19.663cm" svg:y2="14.986cm" draw:start-shape="id39" draw:start-glue-point="0" draw:end-shape="id40" draw:end-glue-point="0" svg:d="M13986 14986h5677" svg:viewBox="0 0 5678 1">
          <text:p text:style-name="P2">BLK</text:p>
        </draw:connector>
        <draw:frame draw:style-name="gr11" draw:text-style-name="P14" draw:layer="layout" svg:width="1.27cm" svg:height="0.607cm" svg:x="7.772cm" svg:y="1.171cm">
          <draw:text-box>
            <text:p><text:span text:style-name="T3">G</text:span><text:span text:style-name="T3">R</text:span><text:span text:style-name="T3">N</text:span></text:p>
          </draw:text-box>
        </draw:frame>
        <draw:frame draw:style-name="gr11" draw:text-style-name="P14" draw:layer="layout" svg:width="1.27cm" svg:height="0.607cm" svg:x="7.772cm" svg:y="1.574cm">
          <draw:text-box>
            <text:p><text:span text:style-name="T3">B</text:span><text:span text:style-name="T3">L</text:span><text:span text:style-name="T3">U</text:span></text:p>
          </draw:text-box>
        </draw:frame>
        <draw:frame draw:style-name="gr11" draw:text-style-name="P14" draw:layer="layout" svg:width="1.27cm" svg:height="0.607cm" svg:x="1.574cm" svg:y="3.505cm">
          <draw:text-box>
            <text:p><text:span text:style-name="T3">G</text:span><text:span text:style-name="T3">R</text:span><text:span text:style-name="T3">N</text:span></text:p>
          </draw:text-box>
        </draw:frame>
        <draw:frame draw:style-name="gr11" draw:text-style-name="P14" draw:layer="layout" svg:width="1.27cm" svg:height="0.607cm" svg:x="2.082cm" svg:y="5.641cm">
          <draw:text-box>
            <text:p><text:span text:style-name="T3">B</text:span><text:span text:style-name="T3">L</text:span><text:span text:style-name="T3">K</text:span></text:p>
          </draw:text-box>
        </draw:frame>
        <draw:connector draw:style-name="gr1" draw:text-style-name="P1" draw:layer="layout" draw:type="lines" draw:line-skew="0cm -3.966cm" svg:x1="8.027cm" svg:y1="4.726cm" svg:x2="17.119cm" svg:y2="9.293cm" draw:start-shape="id41" draw:start-glue-point="1" draw:end-shape="id42" draw:end-glue-point="1" svg:d="M8027 4726h501l8591 100v4467" svg:viewBox="0 0 9093 4568">
          <text:p/>
        </draw:connector>
        <draw:frame draw:style-name="gr11" draw:text-style-name="P14" draw:layer="layout" svg:width="1.27cm" svg:height="0.607cm" svg:x="7.569cm" svg:y="4.216cm">
          <draw:text-box>
            <text:p><text:span text:style-name="T3">R</text:span><text:span text:style-name="T3">E</text:span><text:span text:style-name="T3">D</text:span></text:p>
          </draw:text-box>
        </draw:frame>
        <draw:frame draw:style-name="gr73" draw:text-style-name="P21" draw:layer="layout" svg:width="5.283cm" svg:height="1.321cm" svg:x="22.199cm" svg:y="0.457cm">
          <draw:text-box>
            <text:p text:style-name="P20"><text:span text:style-name="T6">A</text:span><text:span text:style-name="T6">r</text:span><text:span text:style-name="T6">d</text:span><text:span text:style-name="T6">u</text:span><text:span text:style-name="T6">i</text:span><text:span text:style-name="T6">n</text:span><text:span text:style-name="T6">o</text:span><text:span text:style-name="T6"> </text:span><text:span text:style-name="T6">U</text:span><text:span text:style-name="T6">n</text:span><text:span text:style-name="T6">o</text:span></text:p>
          </draw:text-box>
        </draw:frame>
        <draw:frame draw:style-name="gr65" draw:text-style-name="P17" draw:layer="layout" svg:width="1.169cm" svg:height="0.569cm" svg:x="12cm" svg:y="12.397cm">
          <draw:text-box>
            <text:p text:style-name="P2"><text:span text:style-name="T4">S</text:span><text:span text:style-name="T4">D</text:span><text:span text:style-name="T4">A</text:span></text:p>
          </draw:text-box>
        </draw:frame>
      </draw:page>
      <draw:page draw:name="Arduino Mega" draw:style-name="dp1" draw:master-page-name="Default">
        <draw:frame draw:style-name="gr74" draw:text-style-name="P21" draw:layer="layout" svg:width="5.791cm" svg:height="2.139cm" svg:x="22.148cm" svg:y="0cm">
          <draw:text-box>
            <text:p text:style-name="P20"><text:span text:style-name="T6">A</text:span><text:span text:style-name="T6">r</text:span><text:span text:style-name="T6">d</text:span><text:span text:style-name="T6">u</text:span><text:span text:style-name="T6">i</text:span><text:span text:style-name="T6">n</text:span><text:span text:style-name="T6">o</text:span><text:span text:style-name="T6"> </text:span><text:span text:style-name="T6">M</text:span><text:span text:style-name="T6">e</text:span><text:span text:style-name="T6">g</text:span><text:span text:style-name="T6">a</text:span></text:p>
          </draw:text-box>
        </draw:frame>
        <draw:frame draw:name="Arduino_ADK_MEGA_0" draw:style-name="gr75" draw:text-style-name="P2" xml:id="id47" draw:id="id47" draw:layer="layout" svg:width="14.475cm" svg:height="7.169cm" draw:transform="rotate (-1.5707963267949) translate (16.478cm 4.057cm)">
          <draw:image xlink:href="Pictures/10032FC600002A44000014F0C7DC975DE629B28F.svg" xlink:type="simple" xlink:show="embed" xlink:actuate="onLoad" loext:mime-type="image/svg+xml">
            <text:p text:style-name="P2"><text:s text:c="3"/><text:s text:c="3"/><text:s text:c="3"/><text:s text:c="3"/><text:s text:c="3"/><text:s text:c="3"/><text:s text:c="3"/><text:s text:c="2"/></text:p>
          </draw:image>
          <draw:image xlink:href="Pictures/1000020100000199000000CBA833D0C505C2DFBF.png" xlink:type="simple" xlink:show="embed" xlink:actuate="onLoad" loext:mime-type="image/png"/>
          <draw:glue-point draw:id="4" svg:x="4.502cm" svg:y="-2.663cm"/>
          <draw:glue-point draw:id="5" svg:x="4.502cm" svg:y="-2.435cm"/>
          <draw:glue-point draw:id="6" svg:x="4.502cm" svg:y="-2.189cm"/>
          <draw:glue-point draw:id="7" svg:x="4.502cm" svg:y="-1.961cm"/>
          <draw:glue-point draw:id="8" svg:x="4.503cm" svg:y="-1.732cm"/>
          <draw:glue-point draw:id="9" svg:x="4.503cm" svg:y="-1.486cm"/>
          <draw:glue-point draw:id="10" svg:x="4.503cm" svg:y="-1.26cm"/>
          <draw:glue-point draw:id="11" svg:x="4.5cm" svg:y="-1.012cm"/>
          <draw:glue-point draw:id="12" svg:x="4.501cm" svg:y="-0.784cm"/>
          <draw:glue-point draw:id="13" svg:x="4.5cm" svg:y="-0.556cm"/>
          <draw:glue-point draw:id="14" svg:x="4.502cm" svg:y="-0.169cm"/>
          <draw:glue-point draw:id="15" svg:x="4.503cm" svg:y="0.056cm"/>
          <draw:glue-point draw:id="16" svg:x="4.501cm" svg:y="0.284cm"/>
          <draw:glue-point draw:id="17" svg:x="4.503cm" svg:y="0.531cm"/>
          <draw:glue-point draw:id="18" svg:x="4.502cm" svg:y="0.758cm"/>
          <draw:glue-point draw:id="19" svg:x="4.5cm" svg:y="1.004cm"/>
          <draw:glue-point draw:id="20" svg:x="4.5cm" svg:y="1.233cm"/>
          <draw:glue-point draw:id="21" svg:x="4.502cm" svg:y="1.461cm"/>
          <draw:glue-point draw:id="22" svg:x="4.503cm" svg:y="1.935cm"/>
          <draw:glue-point draw:id="23" svg:x="4.498cm" svg:y="2.163cm"/>
          <draw:glue-point draw:id="24" svg:x="4.502cm" svg:y="2.409cm"/>
          <draw:glue-point draw:id="25" svg:x="4.502cm" svg:y="2.638cm"/>
          <draw:glue-point draw:id="26" svg:x="4.498cm" svg:y="2.883cm"/>
          <draw:glue-point draw:id="27" svg:x="4.503cm" svg:y="3.112cm"/>
          <draw:glue-point draw:id="28" svg:x="4.5cm" svg:y="3.34cm"/>
          <draw:glue-point draw:id="29" svg:x="4.503cm" svg:y="3.588cm"/>
          <draw:glue-point draw:id="30" svg:x="4.505cm" svg:y="4.288cm"/>
          <draw:glue-point draw:id="31" svg:x="4.042cm" svg:y="4.288cm"/>
          <draw:glue-point draw:id="32" svg:x="3.541cm" svg:y="4.288cm"/>
          <draw:glue-point draw:id="33" svg:x="3.088cm" svg:y="4.288cm"/>
          <draw:glue-point draw:id="34" svg:x="2.585cm" svg:y="4.288cm"/>
          <draw:glue-point draw:id="35" svg:x="2.131cm" svg:y="4.288cm"/>
          <draw:glue-point draw:id="36" svg:x="1.661cm" svg:y="4.288cm"/>
          <draw:glue-point draw:id="37" svg:x="1.17cm" svg:y="4.284cm"/>
          <draw:glue-point draw:id="38" svg:x="0.705cm" svg:y="4.288cm"/>
          <draw:glue-point draw:id="39" svg:x="0.25cm" svg:y="4.288cm"/>
          <draw:glue-point draw:id="40" svg:x="-0.245cm" svg:y="4.288cm"/>
          <draw:glue-point draw:id="41" svg:x="-0.712cm" svg:y="4.288cm"/>
          <draw:glue-point draw:id="42" svg:x="-1.163cm" svg:y="4.288cm"/>
          <draw:glue-point draw:id="43" svg:x="-1.663cm" svg:y="4.288cm"/>
          <draw:glue-point draw:id="44" svg:x="-2.12cm" svg:y="4.288cm"/>
          <draw:glue-point draw:id="45" svg:x="-2.585cm" svg:y="4.289cm"/>
          <draw:glue-point draw:id="46" svg:x="-3.081cm" svg:y="4.286cm"/>
          <draw:glue-point draw:id="47" svg:x="-3.542cm" svg:y="4.288cm"/>
          <draw:glue-point draw:id="48" svg:x="-3.542cm" svg:y="4.515cm"/>
          <draw:glue-point draw:id="49" svg:x="-3.081cm" svg:y="4.515cm"/>
          <draw:glue-point draw:id="50" svg:x="-2.586cm" svg:y="4.516cm"/>
          <draw:glue-point draw:id="51" svg:x="-2.124cm" svg:y="4.516cm"/>
          <draw:glue-point draw:id="52" svg:x="-1.663cm" svg:y="4.516cm"/>
          <draw:glue-point draw:id="53" svg:x="-1.167cm" svg:y="4.519cm"/>
          <draw:glue-point draw:id="54" svg:x="-0.708cm" svg:y="4.516cm"/>
          <draw:glue-point draw:id="55" svg:x="-0.245cm" svg:y="4.515cm"/>
          <draw:glue-point draw:id="56" svg:x="0.246cm" svg:y="4.516cm"/>
          <draw:glue-point draw:id="57" svg:x="0.709cm" svg:y="4.515cm"/>
          <draw:glue-point draw:id="58" svg:x="1.172cm" svg:y="4.516cm"/>
          <draw:glue-point draw:id="59" svg:x="1.671cm" svg:y="4.516cm"/>
          <draw:glue-point draw:id="60" svg:x="2.126cm" svg:y="4.516cm"/>
          <draw:glue-point draw:id="61" svg:x="3.085cm" svg:y="4.515cm"/>
          <draw:glue-point draw:id="62" svg:x="3.546cm" svg:y="4.516cm"/>
          <draw:glue-point draw:id="63" svg:x="4.042cm" svg:y="4.515cm"/>
          <draw:glue-point draw:id="64" svg:x="4.503cm" svg:y="4.518cm"/>
          <draw:glue-point draw:id="65" svg:x="-4.503cm" svg:y="4.042cm"/>
          <draw:glue-point draw:id="66" svg:x="-4.5cm" svg:y="3.816cm"/>
          <draw:glue-point draw:id="67" svg:x="-4.503cm" svg:y="3.568cm"/>
          <draw:glue-point draw:id="68" svg:x="-4.498cm" svg:y="3.34cm"/>
          <draw:glue-point draw:id="69" svg:x="-4.5cm" svg:y="3.112cm"/>
          <draw:glue-point draw:id="70" svg:x="-4.5cm" svg:y="2.866cm"/>
          <draw:glue-point draw:id="71" svg:x="-4.5cm" svg:y="2.636cm"/>
          <draw:glue-point draw:id="72" svg:x="-4.496cm" svg:y="2.409cm"/>
          <draw:glue-point draw:id="73" svg:x="-4.495cm" svg:y="1.935cm"/>
          <draw:glue-point draw:id="74" svg:x="-4.5cm" svg:y="1.707cm"/>
          <draw:glue-point draw:id="75" svg:x="-4.5cm" svg:y="1.461cm"/>
          <draw:glue-point draw:id="76" svg:x="-4.5cm" svg:y="1.233cm"/>
          <draw:glue-point draw:id="77" svg:x="-4.503cm" svg:y="0.987cm"/>
          <draw:glue-point draw:id="78" svg:x="-4.5cm" svg:y="0.757cm"/>
          <draw:glue-point draw:id="79" svg:x="-4.5cm" svg:y="0.53cm"/>
          <draw:glue-point draw:id="80" svg:x="-4.5cm" svg:y="0.284cm"/>
          <draw:glue-point draw:id="81" svg:x="-4.5cm" svg:y="-0.17cm"/>
          <draw:glue-point draw:id="82" svg:x="-4.5cm" svg:y="-0.415cm"/>
          <draw:glue-point draw:id="83" svg:x="-4.5cm" svg:y="-0.644cm"/>
          <draw:glue-point draw:id="84" svg:x="-4.5cm" svg:y="-0.891cm"/>
          <draw:glue-point draw:id="85" svg:x="-4.5cm" svg:y="-1.118cm"/>
          <draw:glue-point draw:id="86" svg:x="-4.5cm" svg:y="-1.346cm"/>
          <draw:glue-point draw:id="87" svg:x="-4.495cm" svg:y="-1.592cm"/>
          <draw:glue-point draw:id="88" svg:x="-4.5cm" svg:y="-1.818cm"/>
          <draw:glue-point draw:id="89" svg:x="3.9cm" svg:y="-2.947cm"/>
          <draw:glue-point draw:id="90" svg:x="3.407cm" svg:y="-2.944cm"/>
          <draw:glue-point draw:id="91" svg:x="3.403cm" svg:y="-2.716cm"/>
          <draw:glue-point draw:id="92" svg:x="3.403cm" svg:y="-2.488cm"/>
          <draw:glue-point draw:id="93" svg:x="3.9cm" svg:y="-2.488cm"/>
          <draw:glue-point draw:id="94" svg:x="3.9cm" svg:y="-2.716cm"/>
          <draw:glue-point draw:id="95" svg:x="0.709cm" svg:y="1.477cm" draw:escape-direction="up"/>
          <draw:glue-point draw:id="96" svg:x="0.248cm" svg:y="1.478cm" draw:escape-direction="up"/>
          <draw:glue-point draw:id="97" svg:x="-0.245cm" svg:y="1.481cm" draw:escape-direction="up"/>
          <draw:glue-point draw:id="98" svg:x="-0.245cm" svg:y="1.707cm" draw:escape-direction="down"/>
          <draw:glue-point draw:id="99" svg:x="0.248cm" svg:y="1.707cm" draw:escape-direction="down"/>
          <draw:glue-point draw:id="100" svg:x="0.709cm" svg:y="1.709cm" draw:escape-direction="down"/>
          <svg:desc>Fritzing breadboard generated by brd2svg</svg:desc>
        </draw:frame>
        <draw:g>
          <draw:rect draw:style-name="gr76" draw:text-style-name="P16" draw:layer="layout" svg:width="0.75cm" svg:height="0.25cm" svg:x="3.322cm" svg:y="15.774cm">
            <text:p/>
          </draw:rect>
          <draw:line draw:style-name="gr77" draw:text-style-name="P15" draw:layer="layout" svg:x1="3.072cm" svg:y1="15.899cm" svg:x2="3.322cm" svg:y2="15.899cm">
            <text:p/>
          </draw:line>
          <draw:line draw:style-name="gr78" draw:text-style-name="P15" draw:layer="layout" svg:x1="4.072cm" svg:y1="15.899cm" svg:x2="4.322cm" svg:y2="15.899cm">
            <text:p/>
          </draw:line>
          <draw:frame draw:style-name="gr70" draw:text-style-name="P22" draw:layer="layout" svg:width="1.422cm" svg:height="1.115cm" svg:x="2.096cm" svg:y="15.122cm">
            <draw:text-box>
              <text:p/>
            </draw:text-box>
          </draw:frame>
        </draw:g>
        <draw:line draw:style-name="gr79" draw:text-style-name="P15" draw:layer="layout" svg:x1="3.822cm" svg:y1="15.524cm" svg:x2="3.822cm" svg:y2="15.774cm">
          <text:p/>
        </draw:line>
        <draw:line draw:style-name="gr80" draw:text-style-name="P15" xml:id="id46" draw:id="id46" draw:layer="layout" svg:x1="3.822cm" svg:y1="15.524cm" svg:x2="4.322cm" svg:y2="15.524cm">
          <text:p/>
        </draw:line>
        <draw:line draw:style-name="gr81" draw:text-style-name="P15" draw:layer="layout" svg:x1="2.869cm" svg:y1="15.896cm" svg:x2="2.681cm" svg:y2="15.896cm">
          <text:p/>
        </draw:line>
        <draw:line draw:style-name="gr82" draw:text-style-name="P15" draw:layer="layout" svg:x1="2.681cm" svg:y1="15.708cm" svg:x2="2.681cm" svg:y2="16.083cm">
          <text:p/>
        </draw:line>
        <draw:line draw:style-name="gr83" draw:text-style-name="P15" draw:layer="layout" svg:x1="2.588cm" svg:y1="15.771cm" svg:x2="2.588cm" svg:y2="16.021cm">
          <text:p/>
        </draw:line>
        <draw:line draw:style-name="gr84" draw:text-style-name="P15" draw:layer="layout" svg:x1="2.494cm" svg:y1="15.833cm" svg:x2="2.494cm" svg:y2="15.958cm">
          <text:p/>
        </draw:line>
        <draw:connector draw:style-name="gr1" draw:text-style-name="P1" draw:layer="layout" draw:type="line" svg:x1="2.869cm" svg:y1="15.895cm" svg:x2="3.072cm" svg:y2="15.899cm" svg:d="M2869 15895l203 4" svg:viewBox="0 0 204 5">
          <text:p/>
        </draw:connector>
        <draw:line draw:style-name="gr85" draw:text-style-name="P15" draw:layer="layout" svg:x1="4.388cm" svg:y1="16.279cm" svg:x2="4.638cm" svg:y2="16.279cm">
          <text:p/>
        </draw:line>
        <draw:line draw:style-name="gr86" draw:text-style-name="P15" draw:layer="layout" svg:x1="4.138cm" svg:y1="16.154cm" svg:x2="4.888cm" svg:y2="16.154cm">
          <text:p/>
        </draw:line>
        <draw:line draw:style-name="gr87" draw:text-style-name="P15" draw:layer="layout" svg:x1="4.513cm" svg:y1="16.279cm" svg:x2="4.513cm" svg:y2="16.529cm">
          <text:p/>
        </draw:line>
        <draw:line draw:style-name="gr88" draw:text-style-name="P15" draw:layer="layout" svg:x1="4.513cm" svg:y1="16.154cm" svg:x2="4.513cm" svg:y2="15.904cm">
          <text:p/>
        </draw:line>
        <draw:connector draw:style-name="gr13" draw:text-style-name="P2" draw:layer="layout" svg:x1="4.322cm" svg:y1="15.899cm" svg:x2="4.513cm" svg:y2="15.904cm" svg:d="M4322 15899h96v5h95" svg:viewBox="0 0 192 6">
          <text:p/>
        </draw:connector>
        <draw:frame draw:style-name="gr65" draw:text-style-name="P17" draw:layer="layout" svg:width="1.323cm" svg:height="0.569cm" svg:x="4.176cm" svg:y="16.19cm">
          <draw:text-box>
            <text:p text:style-name="P2"><text:span text:style-name="T4">5</text:span><text:span text:style-name="T4">V</text:span></text:p>
          </draw:text-box>
        </draw:frame>
        <draw:frame draw:style-name="gr89" draw:text-style-name="P24" draw:layer="layout" svg:width="2.226cm" svg:height="0.683cm" svg:x="1.596cm" svg:y="15.122cm">
          <draw:text-box>
            <text:p text:style-name="P23"><text:span text:style-name="T2">T</text:span><text:span text:style-name="T2">P</text:span><text:span text:style-name="T2">S</text:span><text:span text:style-name="T2"> </text:span><text:span text:style-name="T2">P</text:span><text:span text:style-name="T2">O</text:span><text:span text:style-name="T2">T</text:span></text:p>
          </draw:text-box>
        </draw:frame>
        <draw:g xml:id="id44" draw:id="id44">
          <draw:glue-point draw:id="4" svg:x="5cm" svg:y="-5cm"/>
          <draw:glue-point draw:id="5" svg:x="-5cm" svg:y="2.5cm"/>
          <draw:glue-point draw:id="6" svg:x="5cm" svg:y="2.5cm"/>
          <draw:g>
            <draw:rect draw:style-name="gr90" draw:text-style-name="P16" draw:layer="layout" svg:width="0.75cm" svg:height="0.25cm" svg:x="3.282cm" svg:y="17.278cm">
              <text:p/>
            </draw:rect>
            <draw:line draw:style-name="gr91" draw:text-style-name="P15" draw:layer="layout" svg:x1="3.032cm" svg:y1="17.403cm" svg:x2="3.282cm" svg:y2="17.403cm">
              <text:p/>
            </draw:line>
            <draw:line draw:style-name="gr92" draw:text-style-name="P15" draw:layer="layout" svg:x1="4.032cm" svg:y1="17.403cm" svg:x2="4.282cm" svg:y2="17.403cm">
              <text:p/>
            </draw:line>
          </draw:g>
          <draw:line draw:style-name="gr93" draw:text-style-name="P15" draw:layer="layout" svg:x1="3.782cm" svg:y1="17.028cm" svg:x2="3.782cm" svg:y2="17.278cm">
            <text:p/>
          </draw:line>
          <draw:line draw:style-name="gr94" draw:text-style-name="P15" draw:layer="layout" svg:x1="3.782cm" svg:y1="17.028cm" svg:x2="4.282cm" svg:y2="17.028cm">
            <text:p/>
          </draw:line>
        </draw:g>
        <draw:g xml:id="id43" draw:id="id43">
          <draw:line draw:style-name="gr95" draw:text-style-name="P15" draw:layer="layout" svg:x1="2.829cm" svg:y1="17.4cm" svg:x2="2.641cm" svg:y2="17.4cm">
            <text:p/>
          </draw:line>
          <draw:line draw:style-name="gr96" draw:text-style-name="P15" draw:layer="layout" svg:x1="2.641cm" svg:y1="17.212cm" svg:x2="2.641cm" svg:y2="17.587cm">
            <text:p/>
          </draw:line>
          <draw:line draw:style-name="gr97" draw:text-style-name="P15" draw:layer="layout" svg:x1="2.548cm" svg:y1="17.275cm" svg:x2="2.548cm" svg:y2="17.525cm">
            <text:p/>
          </draw:line>
          <draw:line draw:style-name="gr98" draw:text-style-name="P15" draw:layer="layout" svg:x1="2.454cm" svg:y1="17.337cm" svg:x2="2.454cm" svg:y2="17.462cm">
            <text:p/>
          </draw:line>
        </draw:g>
        <draw:connector draw:style-name="gr1" draw:text-style-name="P1" draw:layer="layout" draw:type="line" svg:x1="2.829cm" svg:y1="17.399cm" svg:x2="3.032cm" svg:y2="17.403cm" draw:start-shape="id43" draw:start-glue-point="1" draw:end-shape="id44" draw:end-glue-point="5" svg:d="M2829 17399l203 4" svg:viewBox="0 0 204 5">
          <text:p/>
        </draw:connector>
        <draw:g xml:id="id45" draw:id="id45">
          <draw:line draw:style-name="gr99" draw:text-style-name="P15" draw:layer="layout" svg:x1="4.388cm" svg:y1="17.944cm" svg:x2="4.638cm" svg:y2="17.944cm">
            <text:p/>
          </draw:line>
          <draw:line draw:style-name="gr100" draw:text-style-name="P15" draw:layer="layout" svg:x1="4.138cm" svg:y1="17.819cm" svg:x2="4.888cm" svg:y2="17.819cm">
            <text:p/>
          </draw:line>
          <draw:line draw:style-name="gr101" draw:text-style-name="P15" draw:layer="layout" svg:x1="4.513cm" svg:y1="17.944cm" svg:x2="4.513cm" svg:y2="18.194cm">
            <text:p/>
          </draw:line>
          <draw:line draw:style-name="gr102" draw:text-style-name="P15" draw:layer="layout" svg:x1="4.513cm" svg:y1="17.819cm" svg:x2="4.513cm" svg:y2="17.569cm">
            <text:p/>
          </draw:line>
        </draw:g>
        <draw:connector draw:style-name="gr13" draw:text-style-name="P2" draw:layer="layout" svg:x1="4.282cm" svg:y1="17.403cm" svg:x2="4.513cm" svg:y2="17.569cm" draw:start-shape="id44" draw:start-glue-point="6" draw:end-shape="id45" draw:end-glue-point="0" svg:d="M4282 17403h231v166" svg:viewBox="0 0 232 167">
          <text:p/>
        </draw:connector>
        <draw:frame draw:style-name="gr65" draw:text-style-name="P17" draw:layer="layout" svg:width="1.323cm" svg:height="0.569cm" svg:x="4.178cm" svg:y="17.919cm">
          <draw:text-box>
            <text:p text:style-name="P2"><text:span text:style-name="T4">5</text:span><text:span text:style-name="T4">V</text:span></text:p>
          </draw:text-box>
        </draw:frame>
        <draw:frame draw:style-name="gr89" draw:text-style-name="P24" draw:layer="layout" svg:width="2.226cm" svg:height="0.683cm" svg:x="1.596cm" svg:y="16.523cm">
          <draw:text-box>
            <text:p text:style-name="P23"><text:span text:style-name="T2">A</text:span><text:span text:style-name="T2">F</text:span><text:span text:style-name="T2">R</text:span><text:span text:style-name="T2"> </text:span><text:span text:style-name="T2">P</text:span><text:span text:style-name="T2">O</text:span><text:span text:style-name="T2">T</text:span></text:p>
          </draw:text-box>
        </draw:frame>
        <draw:connector draw:style-name="gr13" draw:text-style-name="P2" draw:layer="layout" svg:x1="4.322cm" svg:y1="15.524cm" svg:x2="9.667cm" svg:y2="15.109cm" draw:start-shape="id46" draw:start-glue-point="1" draw:end-shape="id47" draw:end-glue-point="71" svg:d="M4322 15524h2494v-415h2851" svg:viewBox="0 0 5346 416">
          <text:p/>
        </draw:connector>
        <draw:connector draw:style-name="gr13" draw:text-style-name="P2" draw:layer="layout" draw:line-skew="0.534cm" svg:x1="4.282cm" svg:y1="17.028cm" svg:x2="9.667cm" svg:y2="15.442cm" draw:start-shape="id44" draw:start-glue-point="4" draw:end-shape="id47" draw:end-glue-point="70" svg:d="M4282 17028h3048v-1586h2337" svg:viewBox="0 0 5386 1587">
          <text:p/>
        </draw:connector>
        <draw:g>
          <draw:rect draw:style-name="gr103" draw:text-style-name="P16" draw:layer="layout" svg:width="0.75cm" svg:height="0.25cm" svg:x="3.323cm" svg:y="14.375cm">
            <text:p/>
          </draw:rect>
          <draw:line draw:style-name="gr104" draw:text-style-name="P15" draw:layer="layout" svg:x1="3.073cm" svg:y1="14.5cm" svg:x2="3.323cm" svg:y2="14.5cm">
            <text:p/>
          </draw:line>
          <draw:line draw:style-name="gr105" draw:text-style-name="P15" draw:layer="layout" svg:x1="4.073cm" svg:y1="14.5cm" svg:x2="4.323cm" svg:y2="14.5cm">
            <text:p/>
          </draw:line>
          <draw:frame draw:style-name="gr70" draw:text-style-name="P22" draw:layer="layout" svg:width="1.422cm" svg:height="1.115cm" svg:x="2.097cm" svg:y="13.723cm">
            <draw:text-box>
              <text:p/>
            </draw:text-box>
          </draw:frame>
        </draw:g>
        <draw:line draw:style-name="gr106" draw:text-style-name="P15" draw:layer="layout" svg:x1="3.823cm" svg:y1="14.125cm" svg:x2="3.823cm" svg:y2="14.375cm">
          <text:p/>
        </draw:line>
        <draw:line draw:style-name="gr107" draw:text-style-name="P15" xml:id="id48" draw:id="id48" draw:layer="layout" svg:x1="3.823cm" svg:y1="14.125cm" svg:x2="4.323cm" svg:y2="14.125cm">
          <text:p/>
        </draw:line>
        <draw:line draw:style-name="gr108" draw:text-style-name="P15" draw:layer="layout" svg:x1="2.87cm" svg:y1="14.497cm" svg:x2="2.682cm" svg:y2="14.497cm">
          <text:p/>
        </draw:line>
        <draw:line draw:style-name="gr109" draw:text-style-name="P15" draw:layer="layout" svg:x1="2.682cm" svg:y1="14.309cm" svg:x2="2.682cm" svg:y2="14.684cm">
          <text:p/>
        </draw:line>
        <draw:line draw:style-name="gr110" draw:text-style-name="P15" draw:layer="layout" svg:x1="2.589cm" svg:y1="14.372cm" svg:x2="2.589cm" svg:y2="14.622cm">
          <text:p/>
        </draw:line>
        <draw:line draw:style-name="gr111" draw:text-style-name="P15" draw:layer="layout" svg:x1="2.495cm" svg:y1="14.434cm" svg:x2="2.495cm" svg:y2="14.559cm">
          <text:p/>
        </draw:line>
        <draw:connector draw:style-name="gr1" draw:text-style-name="P1" draw:layer="layout" draw:type="line" svg:x1="2.87cm" svg:y1="14.496cm" svg:x2="3.073cm" svg:y2="14.5cm" svg:d="M2870 14496l203 4" svg:viewBox="0 0 204 5">
          <text:p/>
        </draw:connector>
        <draw:line draw:style-name="gr112" draw:text-style-name="P15" draw:layer="layout" svg:x1="4.389cm" svg:y1="14.88cm" svg:x2="4.639cm" svg:y2="14.88cm">
          <text:p/>
        </draw:line>
        <draw:line draw:style-name="gr113" draw:text-style-name="P15" draw:layer="layout" svg:x1="4.139cm" svg:y1="14.755cm" svg:x2="4.889cm" svg:y2="14.755cm">
          <text:p/>
        </draw:line>
        <draw:line draw:style-name="gr114" draw:text-style-name="P15" draw:layer="layout" svg:x1="4.514cm" svg:y1="14.88cm" svg:x2="4.514cm" svg:y2="15.13cm">
          <text:p/>
        </draw:line>
        <draw:line draw:style-name="gr115" draw:text-style-name="P15" draw:layer="layout" svg:x1="4.514cm" svg:y1="14.755cm" svg:x2="4.514cm" svg:y2="14.505cm">
          <text:p/>
        </draw:line>
        <draw:connector draw:style-name="gr13" draw:text-style-name="P2" draw:layer="layout" svg:x1="4.323cm" svg:y1="14.5cm" svg:x2="4.514cm" svg:y2="14.505cm" svg:d="M4323 14500h96v5h95" svg:viewBox="0 0 192 6">
          <text:p/>
        </draw:connector>
        <draw:frame draw:style-name="gr70" draw:text-style-name="P24" draw:layer="layout" svg:width="2.476cm" svg:height="1.115cm" svg:x="1.597cm" svg:y="13.723cm">
          <draw:text-box>
            <text:p text:style-name="P23"><text:span text:style-name="T2">T</text:span><text:span text:style-name="T2">M</text:span><text:span text:style-name="T2">P</text:span><text:span text:style-name="T2"> </text:span><text:span text:style-name="T2">P</text:span><text:span text:style-name="T2">O</text:span><text:span text:style-name="T2">T</text:span></text:p>
          </draw:text-box>
        </draw:frame>
        <draw:frame draw:style-name="gr65" draw:text-style-name="P17" draw:layer="layout" svg:width="1.323cm" svg:height="0.569cm" svg:x="4.177cm" svg:y="14.791cm">
          <draw:text-box>
            <text:p text:style-name="P2"><text:span text:style-name="T4">5</text:span><text:span text:style-name="T4">V</text:span></text:p>
          </draw:text-box>
        </draw:frame>
        <draw:connector draw:style-name="gr13" draw:text-style-name="P2" draw:layer="layout" svg:x1="4.323cm" svg:y1="14.125cm" svg:x2="9.67cm" svg:y2="14.781cm" draw:start-shape="id48" draw:start-glue-point="1" draw:end-shape="id47" draw:end-glue-point="72" svg:d="M4323 14125h2494v656h2853" svg:viewBox="0 0 5348 657">
          <text:p/>
        </draw:connector>
        <draw:connector draw:style-name="gr13" draw:text-style-name="P2" draw:layer="layout" draw:line-skew="1.032cm" svg:x1="24.756cm" svg:y1="7.819cm" svg:x2="16.121cm" svg:y2="16.487cm" draw:start-shape="id49" draw:start-glue-point="4" draw:end-shape="id47" draw:end-glue-point="29" svg:d="M24756 7819h1869v8668h-10504" svg:viewBox="0 0 10505 8669">
          <text:p/>
        </draw:connector>
        <draw:connector draw:style-name="gr13" draw:text-style-name="P2" draw:layer="layout" draw:line-skew="0.778cm" svg:x1="24.756cm" svg:y1="8.163cm" svg:x2="16.119cm" svg:y2="16.128cm" draw:start-shape="id49" draw:start-glue-point="5" draw:end-shape="id47" draw:end-glue-point="28" svg:d="M24756 8163h1615v7965h-10252" svg:viewBox="0 0 10253 7966">
          <text:p/>
        </draw:connector>
        <draw:connector draw:style-name="gr13" draw:text-style-name="P2" draw:layer="layout" draw:line-skew="-3.394cm" svg:x1="22.075cm" svg:y1="14.053cm" svg:x2="13.401cm" svg:y2="13.767cm" draw:start-shape="id49" draw:start-glue-point="23" draw:end-shape="id47" draw:end-glue-point="100" svg:d="M22075 14053v1585h-8674v-1871" svg:viewBox="0 0 8675 1872">
          <text:p/>
        </draw:connector>
        <draw:connector draw:style-name="gr13" draw:text-style-name="P2" draw:layer="layout" draw:line-skew="-3.749cm" svg:x1="21.74cm" svg:y1="14.053cm" svg:x2="13.07cm" svg:y2="13.764cm" draw:start-shape="id49" draw:start-glue-point="24" draw:end-shape="id47" draw:end-glue-point="99" svg:d="M21740 14053v1230h-8670v-1519" svg:viewBox="0 0 8671 1520">
          <text:p/>
        </draw:connector>
        <draw:connector draw:style-name="gr13" draw:text-style-name="P2" draw:layer="layout" draw:line-skew="-4.105cm" svg:x1="21.408cm" svg:y1="14.057cm" svg:x2="12.718cm" svg:y2="13.764cm" draw:start-shape="id49" draw:start-glue-point="27" draw:end-shape="id47" draw:end-glue-point="98" svg:d="M21408 14057v870h-8690v-1163" svg:viewBox="0 0 8691 1164">
          <text:p/>
        </draw:connector>
        <draw:connector draw:style-name="gr13" draw:text-style-name="P2" draw:layer="layout" draw:line-skew="8.983cm" svg:x1="22.075cm" svg:y1="13.722cm" svg:x2="13.401cm" svg:y2="13.431cm" draw:start-shape="id49" draw:start-glue-point="22" draw:end-shape="id47" draw:end-glue-point="95" svg:d="M22075 13722v-1182h-8674v891" svg:viewBox="0 0 8675 1183">
          <text:p/>
        </draw:connector>
        <draw:connector draw:style-name="gr13" draw:text-style-name="P2" draw:layer="layout" draw:line-skew="9.339cm" svg:x1="21.743cm" svg:y1="13.722cm" svg:x2="13.07cm" svg:y2="13.433cm" draw:start-shape="id49" draw:start-glue-point="25" draw:end-shape="id47" draw:end-glue-point="96" svg:d="M21743 13722v-826h-8673v537" svg:viewBox="0 0 8674 827">
          <text:p/>
        </draw:connector>
        <draw:connector draw:style-name="gr13" draw:text-style-name="P2" draw:layer="layout" svg:x1="24.756cm" svg:y1="10.171cm" svg:x2="16.119cm" svg:y2="9.83cm" draw:start-shape="id49" draw:start-glue-point="11" draw:end-shape="id47" draw:end-glue-point="11" svg:d="M24756 10171h837v-5391h-8359v5050h-1115" svg:viewBox="0 0 9475 5392">
          <text:p/>
        </draw:connector>
        <draw:connector draw:style-name="gr13" draw:text-style-name="P2" draw:layer="layout" draw:line-skew="-13.927cm -0.26cm" svg:x1="7.653cm" svg:y1="4.057cm" svg:x2="16.12cm" svg:y2="7.44cm" draw:start-shape="id50" draw:start-glue-point="6" draw:end-shape="id47" draw:end-glue-point="4" svg:d="M7653 4057v1048h9066v2335h-599" svg:viewBox="0 0 9067 3384">
          <text:p/>
        </draw:connector>
        <draw:connector draw:style-name="gr13" draw:text-style-name="P2" draw:layer="layout" draw:line-skew="-13.622cm -0.057cm" svg:x1="7.269cm" svg:y1="4.073cm" svg:x2="16.12cm" svg:y2="7.77cm" draw:start-shape="id50" draw:start-glue-point="5" draw:end-shape="id47" draw:end-glue-point="5" svg:d="M7269 4073v1337h9653v2360h-802" svg:viewBox="0 0 9654 3698">
          <text:p/>
        </draw:connector>
        <draw:g xml:id="id52" draw:id="id52">
          <draw:line draw:style-name="gr116" draw:text-style-name="P15" draw:layer="layout" svg:x1="8.732cm" svg:y1="6.119cm" svg:x2="8.732cm" svg:y2="6.307cm">
            <text:p/>
          </draw:line>
          <draw:line draw:style-name="gr117" draw:text-style-name="P15" draw:layer="layout" svg:x1="8.544cm" svg:y1="6.307cm" svg:x2="8.919cm" svg:y2="6.307cm">
            <text:p/>
          </draw:line>
          <draw:line draw:style-name="gr118" draw:text-style-name="P15" draw:layer="layout" svg:x1="8.607cm" svg:y1="6.4cm" svg:x2="8.857cm" svg:y2="6.4cm">
            <text:p/>
          </draw:line>
          <draw:line draw:style-name="gr119" draw:text-style-name="P15" draw:layer="layout" svg:x1="8.669cm" svg:y1="6.494cm" svg:x2="8.794cm" svg:y2="6.494cm">
            <text:p/>
          </draw:line>
        </draw:g>
        <draw:g xml:id="id51" draw:id="id51">
          <draw:line draw:style-name="gr120" draw:text-style-name="P15" draw:layer="layout" svg:x1="7.738cm" svg:y1="6.22cm" svg:x2="7.488cm" svg:y2="6.22cm">
            <text:p/>
          </draw:line>
          <draw:line draw:style-name="gr121" draw:text-style-name="P15" draw:layer="layout" svg:x1="7.988cm" svg:y1="6.345cm" svg:x2="7.238cm" svg:y2="6.345cm">
            <text:p/>
          </draw:line>
          <draw:line draw:style-name="gr122" draw:text-style-name="P15" draw:layer="layout" svg:x1="7.613cm" svg:y1="6.22cm" svg:x2="7.613cm" svg:y2="5.97cm">
            <text:p/>
          </draw:line>
          <draw:line draw:style-name="gr123" draw:text-style-name="P15" draw:layer="layout" svg:x1="7.613cm" svg:y1="6.345cm" svg:x2="7.613cm" svg:y2="6.595cm">
            <text:p/>
          </draw:line>
        </draw:g>
        <draw:frame draw:style-name="gr65" draw:text-style-name="P17" draw:layer="layout" svg:width="0.9cm" svg:height="0.569cm" svg:x="7.474cm" svg:y="6.263cm">
          <draw:text-box>
            <text:p text:style-name="P2"><text:span text:style-name="T4">5</text:span><text:span text:style-name="T4">V</text:span></text:p>
          </draw:text-box>
        </draw:frame>
        <draw:connector draw:style-name="gr13" draw:text-style-name="P2" draw:layer="layout" draw:line-skew="0.609cm" svg:x1="8.012cm" svg:y1="4.07cm" svg:x2="7.613cm" svg:y2="5.97cm" draw:start-shape="id50" draw:start-glue-point="7" draw:end-shape="id51" draw:end-glue-point="0" svg:d="M8012 4070v1746h-399v154" svg:viewBox="0 0 400 1901">
          <text:p/>
        </draw:connector>
        <draw:connector draw:style-name="gr13" draw:text-style-name="P2" draw:layer="layout" draw:line-skew="0.535cm" svg:x1="8.371cm" svg:y1="4.07cm" svg:x2="8.731cm" svg:y2="6.119cm" draw:start-shape="id50" draw:start-glue-point="8" draw:end-shape="id52" draw:end-glue-point="0" svg:d="M8371 4070v1746h360v303" svg:viewBox="0 0 361 2050">
          <text:p/>
        </draw:connector>
        <draw:g>
          <draw:frame draw:name="I2C Shield_0" draw:style-name="gr124" draw:text-style-name="P2" xml:id="id50" draw:id="id50" draw:layer="layout" svg:width="5.272cm" svg:height="2.29cm" svg:x="3.359cm" svg:y="2.154cm">
            <draw:image xlink:href="Pictures/1000000000000303000001D9A434330D906CCE02.png" xlink:type="simple" xlink:show="embed" xlink:actuate="onLoad" loext:mime-type="image/png">
              <text:p/>
            </draw:image>
            <draw:glue-point draw:id="4" svg:x="1.713cm" svg:y="3.384cm"/>
            <draw:glue-point draw:id="5" svg:x="2.418cm" svg:y="3.38cm"/>
            <draw:glue-point draw:id="6" svg:x="3.146cm" svg:y="3.314cm"/>
            <draw:glue-point draw:id="7" svg:x="3.826cm" svg:y="3.37cm"/>
            <draw:glue-point draw:id="8" svg:x="4.507cm" svg:y="3.37cm" draw:escape-direction="down"/>
          </draw:frame>
          <draw:frame draw:style-name="gr125" draw:text-style-name="P26" draw:layer="layout" svg:width="3.302cm" svg:height="0.711cm" svg:x="3.098cm" svg:y="1.422cm">
            <draw:text-box>
              <text:p text:style-name="P25"><text:span text:style-name="T7">2</text:span><text:span text:style-name="T7">0</text:span><text:span text:style-name="T7">X</text:span><text:span text:style-name="T7">4 </text:span><text:span text:style-name="T7">L</text:span><text:span text:style-name="T7">C</text:span><text:span text:style-name="T7">D</text:span><text:span text:style-name="T7"> </text:span><text:span text:style-name="T7">I</text:span><text:span text:style-name="T7">2</text:span><text:span text:style-name="T7">C</text:span></text:p>
            </draw:text-box>
          </draw:frame>
        </draw:g>
        <draw:g>
          <draw:frame draw:name="Datalogger Shield_0" draw:style-name="gr126" draw:text-style-name="P2" xml:id="id49" draw:id="id49" draw:layer="layout" svg:width="9.112cm" svg:height="7.103cm" draw:transform="rotate (-1.5707963267949) translate (25.092cm 5.28cm)">
            <draw:image xlink:href="Pictures/10000000000005CA00000518B299B55AD988A3DF.png" xlink:type="simple" xlink:show="embed" xlink:actuate="onLoad" loext:mime-type="image/png">
              <text:p/>
            </draw:image>
            <draw:glue-point draw:id="4" svg:x="4.528cm" svg:y="-2.214cm"/>
            <draw:glue-point draw:id="5" svg:x="4.528cm" svg:y="-1.837cm"/>
            <draw:glue-point draw:id="6" svg:x="4.528cm" svg:y="-1.465cm"/>
            <draw:glue-point draw:id="7" svg:x="4.528cm" svg:y="-1.106cm"/>
            <draw:glue-point draw:id="8" svg:x="4.528cm" svg:y="-0.733cm"/>
            <draw:glue-point draw:id="9" svg:x="4.528cm" svg:y="-0.375cm"/>
            <draw:glue-point draw:id="10" svg:x="4.528cm" svg:y="0.014cm"/>
            <draw:glue-point draw:id="11" svg:x="4.528cm" svg:y="0.368cm"/>
            <draw:glue-point draw:id="12" svg:x="4.533cm" svg:y="0.735cm"/>
            <draw:glue-point draw:id="13" svg:x="4.528cm" svg:y="1.099cm"/>
            <draw:glue-point draw:id="14" svg:x="4.528cm" svg:y="1.691cm"/>
            <draw:glue-point draw:id="15" svg:x="4.528cm" svg:y="2.063cm"/>
            <draw:glue-point draw:id="16" svg:x="4.531cm" svg:y="2.426cm"/>
            <draw:glue-point draw:id="17" svg:x="4.528cm" svg:y="2.79cm"/>
            <draw:glue-point draw:id="18" svg:x="4.528cm" svg:y="3.165cm"/>
            <draw:glue-point draw:id="19" svg:x="4.539cm" svg:y="3.53cm"/>
            <draw:glue-point draw:id="20" svg:x="4.528cm" svg:y="3.897cm"/>
            <draw:glue-point draw:id="21" svg:x="4.528cm" svg:y="4.259cm"/>
            <draw:glue-point draw:id="22" svg:x="0.754cm" svg:y="4.265cm" draw:escape-direction="up"/>
            <draw:glue-point draw:id="23" svg:x="0.754cm" svg:y="4.629cm"/>
            <draw:glue-point draw:id="24" svg:x="0.282cm" svg:y="4.629cm"/>
            <draw:glue-point draw:id="25" svg:x="0.287cm" svg:y="4.265cm" draw:escape-direction="up"/>
            <draw:glue-point draw:id="26" svg:x="-0.187cm" svg:y="4.265cm" draw:escape-direction="up"/>
            <draw:glue-point draw:id="27" svg:x="-0.187cm" svg:y="4.633cm"/>
            <draw:glue-point draw:id="28" svg:x="-4.528cm" svg:y="4.252cm"/>
            <draw:glue-point draw:id="29" svg:x="-4.528cm" svg:y="3.905cm"/>
            <draw:glue-point draw:id="30" svg:x="-4.528cm" svg:y="3.534cm"/>
            <draw:glue-point draw:id="31" svg:x="-4.518cm" svg:y="3.162cm"/>
            <draw:glue-point draw:id="32" svg:x="-4.528cm" svg:y="2.803cm"/>
            <draw:glue-point draw:id="33" svg:x="-4.528cm" svg:y="2.426cm"/>
            <draw:glue-point draw:id="34" svg:x="-4.528cm" svg:y="1.695cm"/>
            <draw:glue-point draw:id="35" svg:x="-4.528cm" svg:y="1.323cm"/>
            <draw:glue-point draw:id="36" svg:x="-4.528cm" svg:y="0.956cm"/>
            <draw:glue-point draw:id="37" svg:x="-4.526cm" svg:y="0.588cm"/>
            <draw:glue-point draw:id="38" svg:x="-4.528cm" svg:y="0.22cm"/>
            <draw:glue-point draw:id="39" svg:x="-4.533cm" svg:y="-0.145cm"/>
            <draw:glue-point draw:id="40" svg:x="-4.526cm" svg:y="-0.512cm"/>
            <draw:glue-point draw:id="41" svg:x="-4.528cm" svg:y="-0.88cm"/>
            <draw:glue-point draw:id="42" svg:x="3.234cm" svg:y="2.792cm"/>
            <draw:glue-point draw:id="43" svg:x="3.234cm" svg:y="3.141cm"/>
          </draw:frame>
          <draw:frame draw:style-name="gr127" draw:text-style-name="P26" draw:layer="layout" svg:width="5.08cm" svg:height="0.762cm" svg:x="17.83cm" svg:y="4.775cm">
            <draw:text-box>
              <text:p text:style-name="P25"><text:span text:style-name="T7">D</text:span><text:span text:style-name="T7">A</text:span><text:span text:style-name="T7">T</text:span><text:span text:style-name="T7">A</text:span><text:span text:style-name="T7">L</text:span><text:span text:style-name="T7">O</text:span><text:span text:style-name="T7">G</text:span><text:span text:style-name="T7">G</text:span><text:span text:style-name="T7">I</text:span><text:span text:style-name="T7">N</text:span><text:span text:style-name="T7">G</text:span><text:span text:style-name="T7"> </text:span><text:span text:style-name="T7">S</text:span><text:span text:style-name="T7">H</text:span><text:span text:style-name="T7">I</text:span><text:span text:style-name="T7">E</text:span><text:span text:style-name="T7">L</text:span><text:span text:style-name="T7">D</text:span></text:p>
            </draw:text-box>
          </draw:frame>
        </draw:g>
        <draw:g xml:id="id55" draw:id="id55">
          <draw:line draw:style-name="gr128" draw:text-style-name="P15" draw:layer="layout" svg:x1="7.68cm" svg:y1="11.99cm" svg:x2="7.68cm" svg:y2="11.74cm">
            <text:p/>
          </draw:line>
          <draw:line draw:style-name="gr129" draw:text-style-name="P15" draw:layer="layout" svg:x1="7.555cm" svg:y1="12.24cm" svg:x2="7.555cm" svg:y2="11.49cm">
            <text:p/>
          </draw:line>
          <draw:line draw:style-name="gr130" draw:text-style-name="P15" draw:layer="layout" svg:x1="7.68cm" svg:y1="11.865cm" svg:x2="7.93cm" svg:y2="11.865cm">
            <text:p/>
          </draw:line>
          <draw:line draw:style-name="gr131" draw:text-style-name="P15" draw:layer="layout" svg:x1="7.555cm" svg:y1="11.865cm" svg:x2="7.305cm" svg:y2="11.865cm">
            <text:p/>
          </draw:line>
        </draw:g>
        <draw:frame draw:style-name="gr65" draw:text-style-name="P17" draw:layer="layout" svg:width="0.897cm" svg:height="0.569cm" svg:x="7.485cm" svg:y="11.87cm">
          <draw:text-box>
            <text:p text:style-name="P2"><text:span text:style-name="T4">5</text:span><text:span text:style-name="T4">V</text:span></text:p>
          </draw:text-box>
        </draw:frame>
        <draw:g xml:id="id57" draw:id="id57">
          <draw:line draw:style-name="gr132" draw:text-style-name="P15" draw:layer="layout" svg:x1="7.37cm" svg:y1="12.715cm" svg:x2="7.558cm" svg:y2="12.715cm">
            <text:p/>
          </draw:line>
          <draw:line draw:style-name="gr133" draw:text-style-name="P15" draw:layer="layout" svg:x1="7.558cm" svg:y1="12.903cm" svg:x2="7.558cm" svg:y2="12.528cm">
            <text:p/>
          </draw:line>
          <draw:line draw:style-name="gr134" draw:text-style-name="P15" draw:layer="layout" svg:x1="7.651cm" svg:y1="12.84cm" svg:x2="7.651cm" svg:y2="12.59cm">
            <text:p/>
          </draw:line>
          <draw:line draw:style-name="gr135" draw:text-style-name="P15" draw:layer="layout" svg:x1="7.745cm" svg:y1="12.778cm" svg:x2="7.745cm" svg:y2="12.653cm">
            <text:p/>
          </draw:line>
        </draw:g>
        <draw:custom-shape draw:style-name="gr136" draw:text-style-name="P2" draw:layer="layout" svg:width="4.063cm" svg:height="2.184cm" svg:x="2.591cm" svg:y="10.771cm">
          <text:p/>
          <draw:enhanced-geometry svg:viewBox="0 0 21600 21600" draw:type="rectangle" draw:enhanced-path="M 0 0 L 21600 0 21600 21600 0 21600 0 0 Z N"/>
        </draw:custom-shape>
        <draw:line draw:style-name="gr1" draw:text-style-name="P1" xml:id="id56" draw:id="id56" draw:layer="layout" svg:x1="6.502cm" svg:y1="12.701cm" svg:x2="6.908cm" svg:y2="12.701cm">
          <text:p/>
        </draw:line>
        <draw:line draw:style-name="gr1" draw:text-style-name="P1" xml:id="id54" draw:id="id54" draw:layer="layout" svg:x1="6.502cm" svg:y1="11.851cm" svg:x2="6.908cm" svg:y2="11.851cm">
          <text:p/>
        </draw:line>
        <draw:line draw:style-name="gr1" draw:text-style-name="P1" xml:id="id53" draw:id="id53" draw:layer="layout" svg:x1="6.502cm" svg:y1="11.001cm" svg:x2="6.908cm" svg:y2="11.001cm">
          <text:p/>
        </draw:line>
        <draw:frame draw:style-name="gr137" draw:text-style-name="P24" draw:layer="layout" svg:width="3.091cm" svg:height="0.683cm" svg:x="2.497cm" svg:y="10.724cm">
          <draw:text-box>
            <text:p text:style-name="P23"><text:span text:style-name="T2">H</text:span><text:span text:style-name="T2">A</text:span><text:span text:style-name="T2">L</text:span><text:span text:style-name="T2">L</text:span><text:span text:style-name="T2"> </text:span><text:span text:style-name="T2">E</text:span><text:span text:style-name="T2">F</text:span><text:span text:style-name="T2">F</text:span><text:span text:style-name="T2">E</text:span><text:span text:style-name="T2">C</text:span><text:span text:style-name="T2">T</text:span></text:p>
          </draw:text-box>
        </draw:frame>
        <draw:connector draw:style-name="gr13" draw:text-style-name="P2" draw:layer="layout" draw:line-skew="-7.806cm" svg:x1="6.908cm" svg:y1="11.001cm" svg:x2="16.119cm" svg:y2="12.747cm" draw:start-shape="id53" draw:start-glue-point="1" draw:end-shape="id47" draw:end-glue-point="19" svg:d="M6908 11001v225h10071v1521h-860" svg:viewBox="0 0 10072 1747">
          <text:p/>
        </draw:connector>
        <draw:connector draw:style-name="gr1" draw:text-style-name="P1" draw:layer="layout" draw:type="line" svg:x1="6.908cm" svg:y1="11.851cm" svg:x2="7.305cm" svg:y2="11.865cm" draw:start-shape="id54" draw:start-glue-point="1" draw:end-shape="id55" draw:end-glue-point="3" svg:d="M6908 11851l397 14" svg:viewBox="0 0 398 15">
          <text:p/>
        </draw:connector>
        <draw:connector draw:style-name="gr1" draw:text-style-name="P1" draw:layer="layout" draw:type="line" svg:x1="6.908cm" svg:y1="12.701cm" svg:x2="7.37cm" svg:y2="12.715cm" draw:start-shape="id56" draw:start-glue-point="1" draw:end-shape="id57" draw:end-glue-point="3" svg:d="M6908 12701l462 14" svg:viewBox="0 0 463 15">
          <text:p/>
        </draw:connector>
      </draw:page>
      <draw:page draw:name="Datalogger Shield" draw:style-name="dp2" draw:master-page-name="Default">
        <draw:frame draw:name="Datalogger Shield" draw:style-name="gr126" draw:text-style-name="P2" draw:layer="layout" svg:width="16.002cm" svg:height="12.473cm" svg:x="5.969cm" svg:y="4.559cm">
          <draw:image xlink:href="Pictures/10000000000005CA00000518B299B55AD988A3DF.png" xlink:type="simple" xlink:show="embed" xlink:actuate="onLoad" loext:mime-type="image/png">
            <text:p/>
          </draw:image>
          <draw:glue-point draw:id="4" svg:x="-2.215cm" svg:y="-4.528cm"/>
          <draw:glue-point draw:id="5" svg:x="-1.838cm" svg:y="-4.528cm"/>
          <draw:glue-point draw:id="6" svg:x="-1.466cm" svg:y="-4.528cm"/>
          <draw:glue-point draw:id="7" svg:x="-1.107cm" svg:y="-4.528cm"/>
          <draw:glue-point draw:id="8" svg:x="-0.734cm" svg:y="-4.528cm"/>
          <draw:glue-point draw:id="9" svg:x="-0.376cm" svg:y="-4.528cm"/>
          <draw:glue-point draw:id="10" svg:x="0.015cm" svg:y="-4.528cm"/>
          <draw:glue-point draw:id="11" svg:x="0.369cm" svg:y="-4.528cm"/>
          <draw:glue-point draw:id="12" svg:x="0.736cm" svg:y="-4.533cm"/>
          <draw:glue-point draw:id="13" svg:x="1.1cm" svg:y="-4.528cm"/>
          <draw:glue-point draw:id="14" svg:x="1.692cm" svg:y="-4.528cm"/>
          <draw:glue-point draw:id="15" svg:x="2.064cm" svg:y="-4.528cm"/>
          <draw:glue-point draw:id="16" svg:x="2.427cm" svg:y="-4.531cm"/>
          <draw:glue-point draw:id="17" svg:x="2.791cm" svg:y="-4.528cm"/>
          <draw:glue-point draw:id="18" svg:x="3.166cm" svg:y="-4.528cm"/>
          <draw:glue-point draw:id="19" svg:x="3.531cm" svg:y="-4.539cm"/>
          <draw:glue-point draw:id="20" svg:x="3.898cm" svg:y="-4.528cm"/>
          <draw:glue-point draw:id="21" svg:x="4.26cm" svg:y="-4.528cm"/>
          <draw:glue-point draw:id="22" svg:x="4.266cm" svg:y="-0.754cm"/>
          <draw:glue-point draw:id="23" svg:x="4.63cm" svg:y="-0.754cm"/>
          <draw:glue-point draw:id="24" svg:x="4.63cm" svg:y="-0.282cm"/>
          <draw:glue-point draw:id="25" svg:x="4.266cm" svg:y="-0.287cm"/>
          <draw:glue-point draw:id="26" svg:x="4.266cm" svg:y="0.189cm"/>
          <draw:glue-point draw:id="27" svg:x="4.634cm" svg:y="0.189cm"/>
          <draw:glue-point draw:id="28" svg:x="4.253cm" svg:y="4.53cm"/>
          <draw:glue-point draw:id="29" svg:x="3.906cm" svg:y="4.53cm"/>
          <draw:glue-point draw:id="30" svg:x="3.535cm" svg:y="4.53cm"/>
          <draw:glue-point draw:id="31" svg:x="3.163cm" svg:y="4.52cm"/>
          <draw:glue-point draw:id="32" svg:x="2.804cm" svg:y="4.53cm"/>
          <draw:glue-point draw:id="33" svg:x="2.427cm" svg:y="4.53cm"/>
          <draw:glue-point draw:id="34" svg:x="1.696cm" svg:y="4.53cm"/>
          <draw:glue-point draw:id="35" svg:x="1.324cm" svg:y="4.53cm"/>
          <draw:glue-point draw:id="36" svg:x="0.957cm" svg:y="4.53cm"/>
          <draw:glue-point draw:id="37" svg:x="0.589cm" svg:y="4.528cm"/>
          <draw:glue-point draw:id="38" svg:x="0.221cm" svg:y="4.53cm"/>
          <draw:glue-point draw:id="39" svg:x="-0.146cm" svg:y="4.535cm"/>
          <draw:glue-point draw:id="40" svg:x="-0.513cm" svg:y="4.528cm"/>
          <draw:glue-point draw:id="41" svg:x="-0.881cm" svg:y="4.53cm"/>
          <draw:glue-point draw:id="42" svg:x="2.793cm" svg:y="-3.234cm"/>
          <draw:glue-point draw:id="43" svg:x="3.142cm" svg:y="-3.234cm"/>
        </draw:frame>
      </draw:page>
      <draw:page draw:name="page4" draw:style-name="dp2" draw:master-page-name="Default">
        <draw:frame draw:name="Arduino_ADK_MEGA_2560-Rev3" draw:style-name="gr75" draw:text-style-name="P2" draw:layer="layout" svg:width="27.861cm" svg:height="13.8cm" svg:x="0cm" svg:y="4.035cm">
          <draw:image xlink:href="Pictures/10032FC600002A44000014F0C7DC975DE629B28F.svg" xlink:type="simple" xlink:show="embed" xlink:actuate="onLoad" loext:mime-type="image/svg+xml">
            <text:p text:style-name="P2"><text:s text:c="3"/><text:s text:c="3"/><text:s text:c="3"/><text:s text:c="3"/><text:s text:c="3"/><text:s text:c="3"/><text:s text:c="3"/><text:s text:c="2"/></text:p>
          </draw:image>
          <draw:image xlink:href="Pictures/1000020100000199000000CBA833D0C505C2DFBF.png" xlink:type="simple" xlink:show="embed" xlink:actuate="onLoad" loext:mime-type="image/png"/>
          <draw:glue-point draw:id="4" svg:x="-2.664cm" svg:y="-4.503cm"/>
          <draw:glue-point draw:id="5" svg:x="-2.436cm" svg:y="-4.503cm"/>
          <draw:glue-point draw:id="6" svg:x="-2.19cm" svg:y="-4.503cm"/>
          <draw:glue-point draw:id="7" svg:x="-1.962cm" svg:y="-4.503cm"/>
          <draw:glue-point draw:id="8" svg:x="-1.733cm" svg:y="-4.504cm"/>
          <draw:glue-point draw:id="9" svg:x="-1.487cm" svg:y="-4.504cm"/>
          <draw:glue-point draw:id="10" svg:x="-1.261cm" svg:y="-4.504cm"/>
          <draw:glue-point draw:id="11" svg:x="-1.013cm" svg:y="-4.5cm"/>
          <draw:glue-point draw:id="12" svg:x="-0.785cm" svg:y="-4.502cm"/>
          <draw:glue-point draw:id="13" svg:x="-0.557cm" svg:y="-4.501cm"/>
          <draw:glue-point draw:id="14" svg:x="-0.17cm" svg:y="-4.503cm"/>
          <draw:glue-point draw:id="15" svg:x="0.057cm" svg:y="-4.504cm"/>
          <draw:glue-point draw:id="16" svg:x="0.285cm" svg:y="-4.502cm"/>
          <draw:glue-point draw:id="17" svg:x="0.532cm" svg:y="-4.504cm"/>
          <draw:glue-point draw:id="18" svg:x="0.759cm" svg:y="-4.503cm"/>
          <draw:glue-point draw:id="19" svg:x="1.005cm" svg:y="-4.5cm"/>
          <draw:glue-point draw:id="20" svg:x="1.234cm" svg:y="-4.5cm"/>
          <draw:glue-point draw:id="21" svg:x="1.462cm" svg:y="-4.503cm"/>
          <draw:glue-point draw:id="22" svg:x="1.936cm" svg:y="-4.504cm"/>
          <draw:glue-point draw:id="23" svg:x="2.164cm" svg:y="-4.499cm"/>
          <draw:glue-point draw:id="24" svg:x="2.41cm" svg:y="-4.503cm"/>
          <draw:glue-point draw:id="25" svg:x="2.639cm" svg:y="-4.503cm"/>
          <draw:glue-point draw:id="26" svg:x="2.884cm" svg:y="-4.499cm"/>
          <draw:glue-point draw:id="27" svg:x="3.113cm" svg:y="-4.504cm"/>
          <draw:glue-point draw:id="28" svg:x="3.341cm" svg:y="-4.5cm"/>
          <draw:glue-point draw:id="29" svg:x="3.589cm" svg:y="-4.504cm"/>
          <draw:glue-point draw:id="30" svg:x="4.289cm" svg:y="-4.506cm"/>
          <draw:glue-point draw:id="31" svg:x="4.289cm" svg:y="-4.043cm"/>
          <draw:glue-point draw:id="32" svg:x="4.289cm" svg:y="-3.542cm"/>
          <draw:glue-point draw:id="33" svg:x="4.289cm" svg:y="-3.089cm"/>
          <draw:glue-point draw:id="34" svg:x="4.289cm" svg:y="-2.586cm"/>
          <draw:glue-point draw:id="35" svg:x="4.289cm" svg:y="-2.132cm"/>
          <draw:glue-point draw:id="36" svg:x="4.289cm" svg:y="-1.662cm"/>
          <draw:glue-point draw:id="37" svg:x="4.285cm" svg:y="-1.171cm"/>
          <draw:glue-point draw:id="38" svg:x="4.289cm" svg:y="-0.706cm"/>
          <draw:glue-point draw:id="39" svg:x="4.289cm" svg:y="-0.251cm"/>
          <draw:glue-point draw:id="40" svg:x="4.289cm" svg:y="0.246cm"/>
          <draw:glue-point draw:id="41" svg:x="4.289cm" svg:y="0.713cm"/>
          <draw:glue-point draw:id="42" svg:x="4.289cm" svg:y="1.164cm"/>
          <draw:glue-point draw:id="43" svg:x="4.289cm" svg:y="1.664cm"/>
          <draw:glue-point draw:id="44" svg:x="4.289cm" svg:y="2.121cm"/>
          <draw:glue-point draw:id="45" svg:x="4.29cm" svg:y="2.586cm"/>
          <draw:glue-point draw:id="46" svg:x="4.287cm" svg:y="3.082cm"/>
          <draw:glue-point draw:id="47" svg:x="4.289cm" svg:y="3.543cm"/>
          <draw:glue-point draw:id="48" svg:x="4.516cm" svg:y="3.543cm"/>
          <draw:glue-point draw:id="49" svg:x="4.516cm" svg:y="3.082cm"/>
          <draw:glue-point draw:id="50" svg:x="4.517cm" svg:y="2.587cm"/>
          <draw:glue-point draw:id="51" svg:x="4.517cm" svg:y="2.125cm"/>
          <draw:glue-point draw:id="52" svg:x="4.517cm" svg:y="1.664cm"/>
          <draw:glue-point draw:id="53" svg:x="4.52cm" svg:y="1.168cm"/>
          <draw:glue-point draw:id="54" svg:x="4.517cm" svg:y="0.709cm"/>
          <draw:glue-point draw:id="55" svg:x="4.516cm" svg:y="0.246cm"/>
          <draw:glue-point draw:id="56" svg:x="4.517cm" svg:y="-0.247cm"/>
          <draw:glue-point draw:id="57" svg:x="4.516cm" svg:y="-0.71cm"/>
          <draw:glue-point draw:id="58" svg:x="4.517cm" svg:y="-1.173cm"/>
          <draw:glue-point draw:id="59" svg:x="4.517cm" svg:y="-1.672cm"/>
          <draw:glue-point draw:id="60" svg:x="4.517cm" svg:y="-2.127cm"/>
          <draw:glue-point draw:id="61" svg:x="4.516cm" svg:y="-3.086cm"/>
          <draw:glue-point draw:id="62" svg:x="4.517cm" svg:y="-3.547cm"/>
          <draw:glue-point draw:id="63" svg:x="4.516cm" svg:y="-4.043cm"/>
          <draw:glue-point draw:id="64" svg:x="4.519cm" svg:y="-4.504cm"/>
          <draw:glue-point draw:id="65" svg:x="4.043cm" svg:y="4.504cm"/>
          <draw:glue-point draw:id="66" svg:x="3.817cm" svg:y="4.5cm"/>
          <draw:glue-point draw:id="67" svg:x="3.569cm" svg:y="4.504cm"/>
          <draw:glue-point draw:id="68" svg:x="3.341cm" svg:y="4.499cm"/>
          <draw:glue-point draw:id="69" svg:x="3.113cm" svg:y="4.5cm"/>
          <draw:glue-point draw:id="70" svg:x="2.867cm" svg:y="4.5cm"/>
          <draw:glue-point draw:id="71" svg:x="2.637cm" svg:y="4.5cm"/>
          <draw:glue-point draw:id="72" svg:x="2.41cm" svg:y="4.497cm"/>
          <draw:glue-point draw:id="73" svg:x="1.936cm" svg:y="4.496cm"/>
          <draw:glue-point draw:id="74" svg:x="1.708cm" svg:y="4.5cm"/>
          <draw:glue-point draw:id="75" svg:x="1.462cm" svg:y="4.5cm"/>
          <draw:glue-point draw:id="76" svg:x="1.234cm" svg:y="4.5cm"/>
          <draw:glue-point draw:id="77" svg:x="0.988cm" svg:y="4.504cm"/>
          <draw:glue-point draw:id="78" svg:x="0.758cm" svg:y="4.5cm"/>
          <draw:glue-point draw:id="79" svg:x="0.531cm" svg:y="4.5cm"/>
          <draw:glue-point draw:id="80" svg:x="0.285cm" svg:y="4.5cm"/>
          <draw:glue-point draw:id="81" svg:x="-0.171cm" svg:y="4.5cm"/>
          <draw:glue-point draw:id="82" svg:x="-0.416cm" svg:y="4.5cm"/>
          <draw:glue-point draw:id="83" svg:x="-0.645cm" svg:y="4.5cm"/>
          <draw:glue-point draw:id="84" svg:x="-0.892cm" svg:y="4.5cm"/>
          <draw:glue-point draw:id="85" svg:x="-1.119cm" svg:y="4.5cm"/>
          <draw:glue-point draw:id="86" svg:x="-1.347cm" svg:y="4.5cm"/>
          <draw:glue-point draw:id="87" svg:x="-1.593cm" svg:y="4.496cm"/>
          <draw:glue-point draw:id="88" svg:x="-1.819cm" svg:y="4.5cm"/>
          <draw:glue-point draw:id="89" svg:x="-2.948cm" svg:y="-3.901cm"/>
          <draw:glue-point draw:id="90" svg:x="-2.945cm" svg:y="-3.408cm"/>
          <draw:glue-point draw:id="91" svg:x="-2.717cm" svg:y="-3.404cm"/>
          <draw:glue-point draw:id="92" svg:x="-2.489cm" svg:y="-3.404cm"/>
          <draw:glue-point draw:id="93" svg:x="-2.489cm" svg:y="-3.901cm"/>
          <draw:glue-point draw:id="94" svg:x="-2.717cm" svg:y="-3.901cm"/>
          <draw:glue-point draw:id="95" svg:x="1.478cm" svg:y="-0.71cm"/>
          <draw:glue-point draw:id="96" svg:x="1.479cm" svg:y="-0.249cm"/>
          <draw:glue-point draw:id="97" svg:x="1.482cm" svg:y="0.246cm"/>
          <draw:glue-point draw:id="98" svg:x="1.708cm" svg:y="0.246cm"/>
          <draw:glue-point draw:id="99" svg:x="1.708cm" svg:y="-0.249cm"/>
          <draw:glue-point draw:id="100" svg:x="1.71cm" svg:y="-0.71cm"/>
          <svg:desc>Fritzing breadboard generated by brd2svg</svg:desc>
        </draw:frame>
      </draw:page>
      <draw:page draw:name="Display Case" draw:style-name="dp3" draw:master-page-name="Default">
        <draw:g>
          <draw:custom-shape draw:style-name="gr138" draw:text-style-name="P27" draw:layer="layout" svg:width="15.671cm" svg:height="9.5cm" svg:x="5.512cm" svg:y="6.04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9" draw:text-style-name="P2" draw:layer="layout" svg:width="5.029cm" svg:height="6.553cm" svg:x="13.589cm" svg:y="6.85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" draw:text-style-name="P1" draw:layer="layout" svg:x1="13.9cm" svg:y1="13.767cm" svg:x2="13.9cm" svg:y2="12.903cm">
            <text:p/>
          </draw:line>
          <draw:line draw:style-name="gr1" draw:text-style-name="P1" xml:id="id74" draw:id="id74" draw:layer="layout" svg:x1="15.158cm" svg:y1="13.767cm" svg:x2="15.158cm" svg:y2="12.903cm">
            <text:p/>
          </draw:line>
          <draw:line draw:style-name="gr1" draw:text-style-name="P1" draw:layer="layout" svg:x1="14.529cm" svg:y1="13.767cm" svg:x2="14.529cm" svg:y2="12.903cm">
            <text:p/>
          </draw:line>
          <draw:line draw:style-name="gr1" draw:text-style-name="P1" xml:id="id76" draw:id="id76" draw:layer="layout" svg:x1="15.787cm" svg:y1="13.767cm" svg:x2="15.787cm" svg:y2="10.059cm">
            <text:p/>
          </draw:line>
          <draw:line draw:style-name="gr1" draw:text-style-name="P1" xml:id="id64" draw:id="id64" draw:layer="layout" svg:x1="17.044cm" svg:y1="13.767cm" svg:x2="17.044cm" svg:y2="12.903cm">
            <text:p/>
          </draw:line>
          <draw:line draw:style-name="gr1" draw:text-style-name="P1" xml:id="id70" draw:id="id70" draw:layer="layout" svg:x1="16.415cm" svg:y1="13.767cm" svg:x2="16.419cm" svg:y2="12.119cm">
            <text:p/>
          </draw:line>
          <draw:line draw:style-name="gr1" draw:text-style-name="P1" xml:id="id60" draw:id="id60" draw:layer="layout" svg:x1="18.3cm" svg:y1="13.767cm" svg:x2="18.3cm" svg:y2="12.903cm">
            <text:p/>
          </draw:line>
          <draw:line draw:style-name="gr1" draw:text-style-name="P1" xml:id="id62" draw:id="id62" draw:layer="layout" svg:x1="17.673cm" svg:y1="13.767cm" svg:x2="17.673cm" svg:y2="12.903cm">
            <text:p/>
          </draw:line>
          <draw:frame draw:style-name="gr65" draw:text-style-name="P17" draw:layer="layout" svg:width="0.916cm" svg:height="0.569cm" svg:x="13.443cm" svg:y="13.819cm">
            <draw:text-box>
              <text:p text:style-name="P2"><text:span text:style-name="T4">5</text:span><text:span text:style-name="T4">V</text:span></text:p>
            </draw:text-box>
          </draw:frame>
          <draw:frame draw:style-name="gr65" draw:text-style-name="P17" draw:layer="layout" svg:width="1.169cm" svg:height="0.569cm" svg:x="13.9cm" svg:y="14.427cm">
            <draw:text-box>
              <text:p text:style-name="P2"><text:span text:style-name="T4">G</text:span><text:span text:style-name="T4">N</text:span><text:span text:style-name="T4">D</text:span></text:p>
            </draw:text-box>
          </draw:frame>
          <draw:frame draw:style-name="gr65" draw:text-style-name="P17" draw:layer="layout" svg:width="1.169cm" svg:height="0.569cm" svg:x="14.565cm" svg:y="13.819cm">
            <draw:text-box>
              <text:p text:style-name="P2"><text:span text:style-name="T4">S</text:span><text:span text:style-name="T4">D</text:span><text:span text:style-name="T4">A</text:span></text:p>
            </draw:text-box>
          </draw:frame>
          <draw:frame draw:style-name="gr65" draw:text-style-name="P17" draw:layer="layout" svg:width="1.169cm" svg:height="0.569cm" svg:x="15.176cm" svg:y="14.427cm">
            <draw:text-box>
              <text:p text:style-name="P2"><text:span text:style-name="T4">S</text:span><text:span text:style-name="T4">C</text:span><text:span text:style-name="T4">L</text:span></text:p>
            </draw:text-box>
          </draw:frame>
          <draw:frame draw:style-name="gr65" draw:text-style-name="P17" draw:layer="layout" svg:width="1.322cm" svg:height="0.569cm" svg:x="15.782cm" svg:y="13.819cm">
            <draw:text-box>
              <text:p text:style-name="P2"><text:span text:style-name="T4">D</text:span><text:span text:style-name="T4">I</text:span><text:span text:style-name="T4">N</text:span></text:p>
            </draw:text-box>
          </draw:frame>
          <draw:frame draw:style-name="gr65" draw:text-style-name="P17" draw:layer="layout" svg:width="1.169cm" svg:height="0.569cm" svg:x="16.477cm" svg:y="14.428cm">
            <draw:text-box>
              <text:p text:style-name="P2"><text:span text:style-name="T4">B</text:span><text:span text:style-name="T4">T</text:span><text:span text:style-name="T4">1</text:span></text:p>
            </draw:text-box>
          </draw:frame>
          <draw:frame draw:style-name="gr65" draw:text-style-name="P17" draw:layer="layout" svg:width="1.169cm" svg:height="0.569cm" svg:x="17.704cm" svg:y="14.429cm">
            <draw:text-box>
              <text:p text:style-name="P2"><text:span text:style-name="T4">B</text:span><text:span text:style-name="T4">T</text:span><text:span text:style-name="T4">3</text:span></text:p>
            </draw:text-box>
          </draw:frame>
          <draw:frame draw:style-name="gr65" draw:text-style-name="P17" draw:layer="layout" svg:width="1.169cm" svg:height="0.569cm" svg:x="17.104cm" svg:y="13.819cm">
            <draw:text-box>
              <text:p text:style-name="P2"><text:span text:style-name="T4">B</text:span><text:span text:style-name="T4">T</text:span><text:span text:style-name="T4">2</text:span></text:p>
            </draw:text-box>
          </draw:frame>
          <draw:line draw:style-name="gr1" draw:text-style-name="P1" xml:id="id66" draw:id="id66" draw:layer="layout" svg:x1="13.9cm" svg:y1="12.903cm" svg:x2="13.9cm" svg:y2="8.996cm">
            <text:p/>
          </draw:line>
          <draw:g xml:id="id61" draw:id="id61">
            <draw:glue-point draw:id="4" svg:x="-5cm" svg:y="5cm"/>
            <draw:glue-point draw:id="5" svg:x="-5cm" svg:y="-5cm"/>
            <draw:line draw:style-name="gr140" draw:text-style-name="P15" draw:layer="layout" svg:x1="19.498cm" svg:y1="12.137cm" svg:x2="19.498cm" svg:y2="11.887cm">
              <text:p/>
            </draw:line>
            <draw:line draw:style-name="gr141" draw:text-style-name="P15" draw:layer="layout" svg:x1="19.748cm" svg:y1="11.887cm" svg:x2="19.498cm" svg:y2="11.387cm">
              <text:p/>
            </draw:line>
            <draw:line draw:style-name="gr142" draw:text-style-name="P15" draw:layer="layout" svg:x1="19.498cm" svg:y1="11.387cm" svg:x2="19.498cm" svg:y2="11.137cm">
              <text:p/>
            </draw:line>
          </draw:g>
          <draw:g xml:id="id63" draw:id="id63">
            <draw:glue-point draw:id="4" svg:x="-5cm" svg:y="5cm"/>
            <draw:glue-point draw:id="5" svg:x="-5cm" svg:y="-5cm"/>
            <draw:line draw:style-name="gr143" draw:text-style-name="P15" draw:layer="layout" svg:x1="19.498cm" svg:y1="10.432cm" svg:x2="19.498cm" svg:y2="10.182cm">
              <text:p/>
            </draw:line>
            <draw:line draw:style-name="gr144" draw:text-style-name="P15" draw:layer="layout" svg:x1="19.748cm" svg:y1="10.182cm" svg:x2="19.498cm" svg:y2="9.682cm">
              <text:p/>
            </draw:line>
            <draw:line draw:style-name="gr145" draw:text-style-name="P15" draw:layer="layout" svg:x1="19.498cm" svg:y1="9.682cm" svg:x2="19.498cm" svg:y2="9.432cm">
              <text:p/>
            </draw:line>
          </draw:g>
          <draw:g xml:id="id58" draw:id="id58">
            <draw:glue-point draw:id="4" svg:x="-5cm" svg:y="5cm"/>
            <draw:glue-point draw:id="5" svg:x="-5cm" svg:y="-5cm"/>
            <draw:line draw:style-name="gr146" draw:text-style-name="P15" draw:layer="layout" svg:x1="19.498cm" svg:y1="8.725cm" svg:x2="19.498cm" svg:y2="8.475cm">
              <text:p/>
            </draw:line>
            <draw:line draw:style-name="gr147" draw:text-style-name="P15" draw:layer="layout" svg:x1="19.748cm" svg:y1="8.475cm" svg:x2="19.498cm" svg:y2="7.975cm">
              <text:p/>
            </draw:line>
            <draw:line draw:style-name="gr148" draw:text-style-name="P15" draw:layer="layout" svg:x1="19.498cm" svg:y1="7.975cm" svg:x2="19.498cm" svg:y2="7.725cm">
              <text:p/>
            </draw:line>
          </draw:g>
          <draw:connector draw:style-name="gr149" draw:text-style-name="P1" draw:layer="layout" draw:type="line" svg:x1="19.623cm" svg:y1="7.725cm" svg:x2="14.529cm" svg:y2="7.769cm" draw:start-shape="id58" draw:start-glue-point="0" draw:end-shape="id59" draw:end-glue-point="0" svg:d="M19623 7725l-5094 44" svg:viewBox="0 0 5095 45">
            <text:p/>
          </draw:connector>
          <draw:line draw:style-name="gr1" draw:text-style-name="P1" draw:layer="layout" svg:x1="14.529cm" svg:y1="12.954cm" svg:x2="14.529cm" svg:y2="11.176cm">
            <text:p/>
          </draw:line>
          <draw:line draw:style-name="gr1" draw:text-style-name="P1" xml:id="id68" draw:id="id68" draw:layer="layout" svg:x1="14.529cm" svg:y1="9.432cm" svg:x2="14.529cm" svg:y2="11.174cm">
            <text:p/>
          </draw:line>
          <draw:line draw:style-name="gr1" draw:text-style-name="P1" xml:id="id59" draw:id="id59" draw:layer="layout" svg:x1="14.529cm" svg:y1="7.769cm" svg:x2="14.529cm" svg:y2="9.432cm">
            <text:p/>
          </draw:line>
          <draw:connector draw:style-name="gr13" draw:text-style-name="P2" draw:layer="layout" svg:x1="18.3cm" svg:y1="12.903cm" svg:x2="19.623cm" svg:y2="12.137cm" draw:start-shape="id60" draw:start-glue-point="0" draw:end-shape="id61" draw:end-glue-point="2" svg:d="M18300 12903h1323v-766" svg:viewBox="0 0 1324 767">
            <text:p/>
          </draw:connector>
          <draw:connector draw:style-name="gr13" draw:text-style-name="P2" draw:layer="layout" draw:line-skew="-0.746cm" svg:x1="17.673cm" svg:y1="12.903cm" svg:x2="19.623cm" svg:y2="10.432cm" draw:start-shape="id62" draw:start-glue-point="0" draw:end-shape="id63" draw:end-glue-point="2" svg:d="M17673 12903v-1981h1950v-490" svg:viewBox="0 0 1951 2472">
            <text:p/>
          </draw:connector>
          <draw:connector draw:style-name="gr13" draw:text-style-name="P2" draw:layer="layout" draw:line-skew="-1.619cm" svg:x1="17.044cm" svg:y1="12.903cm" svg:x2="19.623cm" svg:y2="8.725cm" draw:start-shape="id64" draw:start-glue-point="0" draw:end-shape="id58" draw:end-glue-point="2" svg:d="M17044 12903v-3708h2579v-470" svg:viewBox="0 0 2580 4179">
            <text:p/>
          </draw:connector>
          <draw:frame draw:style-name="gr65" draw:text-style-name="P17" draw:layer="layout" svg:width="1.169cm" svg:height="0.569cm" svg:x="19.854cm" svg:y="11.684cm">
            <draw:text-box>
              <text:p text:style-name="P2"><text:span text:style-name="T4">B</text:span><text:span text:style-name="T4">T</text:span><text:span text:style-name="T4">3</text:span></text:p>
            </draw:text-box>
          </draw:frame>
          <draw:frame draw:style-name="gr65" draw:text-style-name="P17" draw:layer="layout" svg:width="1.169cm" svg:height="0.569cm" svg:x="19.855cm" svg:y="9.985cm">
            <draw:text-box>
              <text:p text:style-name="P2"><text:span text:style-name="T4">B</text:span><text:span text:style-name="T4">T</text:span><text:span text:style-name="T4">2</text:span></text:p>
            </draw:text-box>
          </draw:frame>
          <draw:frame draw:style-name="gr65" draw:text-style-name="P17" draw:layer="layout" svg:width="1.169cm" svg:height="0.569cm" svg:x="19.856cm" svg:y="8.286cm">
            <draw:text-box>
              <text:p text:style-name="P2"><text:span text:style-name="T4">B</text:span><text:span text:style-name="T4">T</text:span><text:span text:style-name="T4">1</text:span></text:p>
            </draw:text-box>
          </draw:frame>
          <draw:frame draw:style-name="gr150" draw:text-style-name="P29" draw:layer="layout" svg:width="3.875cm" svg:height="0.887cm" svg:x="13.6cm" svg:y="6.838cm">
            <draw:text-box>
              <text:p text:style-name="P28"><text:span text:style-name="T8">D</text:span><text:span text:style-name="T8">i</text:span><text:span text:style-name="T8">s</text:span><text:span text:style-name="T8">p</text:span><text:span text:style-name="T8">l</text:span><text:span text:style-name="T8">a</text:span><text:span text:style-name="T8">y</text:span><text:span text:style-name="T8"> </text:span><text:span text:style-name="T8">C</text:span><text:span text:style-name="T8">a</text:span><text:span text:style-name="T8">s</text:span><text:span text:style-name="T8">e</text:span><text:span text:style-name="T8"> </text:span><text:span text:style-name="T8">P</text:span><text:span text:style-name="T8">C</text:span><text:span text:style-name="T8">B</text:span></text:p>
            </draw:text-box>
          </draw:frame>
          <draw:g>
            <draw:custom-shape draw:style-name="gr9" draw:text-style-name="P2" draw:layer="layout" svg:width="4.699cm" svg:height="2.032cm" svg:x="6.223cm" svg:y="7.4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0" draw:text-style-name="P12" draw:layer="layout" svg:width="1.793cm" svg:height="1.98cm" svg:x="9.129cm" svg:y="7.502cm">
              <draw:text-box>
                <text:p text:style-name="P3">GND</text:p>
                <text:p text:style-name="P3">VCC</text:p>
                <text:p text:style-name="P3">SDA</text:p>
                <text:p text:style-name="P3">SCL</text:p>
              </draw:text-box>
            </draw:frame>
            <draw:frame draw:style-name="gr8" draw:text-style-name="P13" draw:layer="layout" svg:width="2.413cm" svg:height="0.683cm" svg:x="6.223cm" svg:y="7.476cm">
              <draw:text-box>
                <text:p><text:span text:style-name="T2">2</text:span><text:span text:style-name="T2">0</text:span><text:span text:style-name="T2">X</text:span><text:span text:style-name="T2">4</text:span><text:span text:style-name="T2"> </text:span><text:span text:style-name="T2">L</text:span><text:span text:style-name="T2">C</text:span><text:span text:style-name="T2">D</text:span></text:p>
              </draw:text-box>
            </draw:frame>
          </draw:g>
          <draw:line draw:style-name="gr1" draw:text-style-name="P1" xml:id="id71" draw:id="id71" draw:layer="layout" svg:x1="11.252cm" svg:y1="7.896cm" svg:x2="10.744cm" svg:y2="7.896cm">
            <text:p/>
          </draw:line>
          <draw:line draw:style-name="gr1" draw:text-style-name="P1" xml:id="id72" draw:id="id72" draw:layer="layout" svg:x1="11.252cm" svg:y1="8.296cm" svg:x2="10.744cm" svg:y2="8.296cm">
            <text:p/>
          </draw:line>
          <draw:line draw:style-name="gr1" draw:text-style-name="P1" xml:id="id73" draw:id="id73" draw:layer="layout" svg:x1="12.116cm" svg:y1="8.719cm" svg:x2="10.744cm" svg:y2="8.719cm">
            <text:p/>
          </draw:line>
          <draw:line draw:style-name="gr1" draw:text-style-name="P1" xml:id="id75" draw:id="id75" draw:layer="layout" svg:x1="11.252cm" svg:y1="9.152cm" svg:x2="10.744cm" svg:y2="9.152cm">
            <text:p/>
          </draw:line>
          <draw:g>
            <draw:custom-shape draw:style-name="gr9" draw:text-style-name="P2" draw:layer="layout" svg:width="4.699cm" svg:height="2.032cm" svg:x="6.223cm" svg:y="10.87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10" draw:text-style-name="P12" draw:layer="layout" svg:width="1.793cm" svg:height="1.98cm" svg:x="9.129cm" svg:y="10.902cm">
              <draw:text-box>
                <text:p text:style-name="P3">GND</text:p>
                <text:p text:style-name="P3">VCC</text:p>
                <text:p text:style-name="P3">DIN</text:p>
                <text:p text:style-name="P3">DOUT</text:p>
              </draw:text-box>
            </draw:frame>
            <draw:frame draw:style-name="gr70" draw:text-style-name="P13" draw:layer="layout" svg:width="2.743cm" svg:height="1.115cm" svg:x="6.223cm" svg:y="10.876cm">
              <draw:text-box>
                <text:p><text:span text:style-name="T2">N</text:span><text:span text:style-name="T2">E</text:span><text:span text:style-name="T2">O </text:span><text:span text:style-name="T2">PI</text:span><text:span text:style-name="T2">X</text:span><text:span text:style-name="T2">EL</text:span></text:p>
              </draw:text-box>
            </draw:frame>
          </draw:g>
          <draw:line draw:style-name="gr1" draw:text-style-name="P1" xml:id="id67" draw:id="id67" draw:layer="layout" svg:x1="11.252cm" svg:y1="11.296cm" svg:x2="10.744cm" svg:y2="11.296cm">
            <text:p/>
          </draw:line>
          <draw:line draw:style-name="gr1" draw:text-style-name="P1" xml:id="id65" draw:id="id65" draw:layer="layout" svg:x1="11.252cm" svg:y1="11.696cm" svg:x2="10.744cm" svg:y2="11.696cm">
            <text:p/>
          </draw:line>
          <draw:line draw:style-name="gr1" draw:text-style-name="P1" xml:id="id69" draw:id="id69" draw:layer="layout" svg:x1="11.252cm" svg:y1="12.119cm" svg:x2="10.744cm" svg:y2="12.119cm">
            <text:p/>
          </draw:line>
          <draw:line draw:style-name="gr1" draw:text-style-name="P1" draw:layer="layout" svg:x1="11.252cm" svg:y1="12.552cm" svg:x2="10.744cm" svg:y2="12.552cm">
            <text:p/>
          </draw:line>
          <draw:connector draw:style-name="gr151" draw:text-style-name="P2" draw:layer="layout" svg:x1="11.252cm" svg:y1="11.696cm" svg:x2="13.9cm" svg:y2="10.949cm" draw:start-shape="id65" draw:start-glue-point="1" draw:end-shape="id66" draw:end-glue-point="1" svg:d="M11252 11696h1324v-747h1324" svg:viewBox="0 0 2649 748">
            <text:p/>
          </draw:connector>
          <draw:connector draw:style-name="gr152" draw:text-style-name="P2" draw:layer="layout" draw:line-skew="-0.775cm" svg:x1="11.252cm" svg:y1="11.296cm" svg:x2="14.529cm" svg:y2="10.303cm" draw:start-shape="id67" draw:start-glue-point="1" draw:end-shape="id68" draw:end-glue-point="1" svg:d="M11252 11296h864v-993h2413" svg:viewBox="0 0 3278 994">
            <text:p/>
          </draw:connector>
          <draw:connector draw:style-name="gr1" draw:text-style-name="P1" draw:layer="layout" draw:type="line" svg:x1="11.252cm" svg:y1="12.119cm" svg:x2="16.417cm" svg:y2="12.119cm" draw:start-shape="id69" draw:start-glue-point="1" draw:end-shape="id70" draw:end-glue-point="0" svg:d="M11252 12119h5165" svg:viewBox="0 0 5166 1">
            <text:p/>
          </draw:connector>
          <draw:connector draw:style-name="gr152" draw:text-style-name="P2" draw:layer="layout" svg:x1="11.252cm" svg:y1="7.896cm" svg:x2="14.529cm" svg:y2="8.6cm" draw:start-shape="id71" draw:start-glue-point="1" draw:end-shape="id59" draw:end-glue-point="1" svg:d="M11252 7896h1639v704h1638" svg:viewBox="0 0 3278 705">
            <text:p/>
          </draw:connector>
          <draw:connector draw:style-name="gr152" draw:text-style-name="P2" draw:layer="layout" svg:x1="11.252cm" svg:y1="8.296cm" svg:x2="13.9cm" svg:y2="8.996cm" draw:start-shape="id72" draw:start-glue-point="1" draw:end-shape="id66" draw:end-glue-point="0" svg:d="M11252 8296h1324v700h1324" svg:viewBox="0 0 2649 701">
            <text:p/>
          </draw:connector>
          <draw:connector draw:style-name="gr13" draw:text-style-name="P2" draw:layer="layout" draw:line-skew="-1.057cm" svg:x1="12.116cm" svg:y1="8.719cm" svg:x2="15.158cm" svg:y2="12.903cm" draw:start-shape="id73" draw:start-glue-point="1" draw:end-shape="id74" draw:end-glue-point="0" svg:d="M12116 8719v1035h3042v3149" svg:viewBox="0 0 3043 4185">
            <text:p/>
          </draw:connector>
          <draw:connector draw:style-name="gr13" draw:text-style-name="P2" draw:layer="layout" draw:line-skew="-1.81cm" svg:x1="11.252cm" svg:y1="9.152cm" svg:x2="15.787cm" svg:y2="10.059cm" draw:start-shape="id75" draw:start-glue-point="1" draw:end-shape="id76" draw:end-glue-point="0" svg:d="M11252 9152h458v907h4077" svg:viewBox="0 0 4536 908">
            <text:p/>
          </draw:connector>
          <draw:connector draw:style-name="gr153" draw:text-style-name="P1" draw:layer="layout" draw:type="line" svg:x1="19.623cm" svg:y1="9.432cm" svg:x2="14.529cm" svg:y2="9.432cm" draw:start-shape="id63" draw:start-glue-point="0" draw:end-shape="id59" draw:end-glue-point="2" svg:d="M19623 9432h-5094" svg:viewBox="0 0 5095 1">
            <text:p/>
          </draw:connector>
          <draw:connector draw:style-name="gr153" draw:text-style-name="P1" draw:layer="layout" draw:type="line" svg:x1="19.623cm" svg:y1="11.137cm" svg:x2="14.529cm" svg:y2="11.174cm" draw:start-shape="id61" draw:start-glue-point="0" draw:end-shape="id68" draw:end-glue-point="2" svg:d="M19623 11137l-5094 37" svg:viewBox="0 0 5095 38">
            <text:p/>
          </draw:connector>
          <draw:frame draw:style-name="gr154" draw:text-style-name="P31" draw:layer="layout" svg:width="4.217cm" svg:height="1.353cm" svg:x="5.615cm" svg:y="6.098cm">
            <draw:text-box>
              <text:p text:style-name="P30"><text:span text:style-name="T9">DISP</text:span><text:span text:style-name="T9">LAY </text:span><text:span text:style-name="T9">CAS</text:span><text:span text:style-name="T9">E</text:span></text:p>
            </draw:text-box>
          </draw:frame>
        </draw:g>
      </draw:page>
      <draw:page draw:name="I2C LCD Shield" draw:style-name="dp2" draw:master-page-name="Default">
        <draw:frame draw:name="I2C Shield" draw:style-name="gr124" draw:text-style-name="P2" draw:layer="layout" svg:width="21.64cm" svg:height="9.397cm" svg:x="2.641cm" svg:y="7.721cm">
          <draw:image xlink:href="Pictures/1000000000000303000001D9A434330D906CCE02.png" xlink:type="simple" xlink:show="embed" xlink:actuate="onLoad" loext:mime-type="image/png">
            <text:p/>
          </draw:image>
          <draw:glue-point draw:id="4" svg:x="1.713cm" svg:y="3.384cm"/>
          <draw:glue-point draw:id="5" svg:x="2.418cm" svg:y="3.38cm"/>
          <draw:glue-point draw:id="6" svg:x="3.146cm" svg:y="3.314cm"/>
          <draw:glue-point draw:id="7" svg:x="3.826cm" svg:y="3.37cm"/>
          <draw:glue-point draw:id="8" svg:x="4.507cm" svg:y="3.37cm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ff0000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cm" svg:stroke-color="#ff0000" draw:marker-start-width="0.203cm" draw:marker-end-width="0.203cm" draw:fill="solid" draw:fill-color="#729fcf" draw:fill-gradient-name="Gradient_20_1" draw:fill-hatch-name="Hatching_20_1" draw:fill-image-name="Bitmap_20_1"/>
      <style:paragraph-properties>
        <style:tab-stops/>
      </style:paragraph-properties>
      <style:text-properties fo:color="#ff0000" fo:font-size="8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6-25T22:14:15.255654440</meta:creation-date>
    <dc:date>2020-07-12T15:25:31.267508763</dc:date>
    <meta:editing-duration>PT3H11M6S</meta:editing-duration>
    <meta:editing-cycles>38</meta:editing-cycles>
    <meta:generator>LibreOffice/6.4.4.2$Linux_X86_64 LibreOffice_project/40$Build-2</meta:generator>
    <meta:document-statistic meta:object-count="354"/>
  </office:meta>
</office:document-meta>
</file>